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015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3406in" svg:y="0.1236in">
            <draw:object draw:notify-on-update-of-ranges="Sheet1.B1:Sheet1.B1 Sheet1.B2:Sheet1.B78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>
            <text:p>#Time (us) </text:p>
          </table:table-cell>
          <table:table-cell office:value-type="string">
            <text:p><text:s/>Current (mA) </text:p>
          </table:table-cell>
          <table:table-cell office:value-type="string">
            <text:p><text:s/>Voltage (V) </text:p>
          </table:table-cell>
          <table:table-cell office:value-type="string">
            <text:p><text:s/>PC </text:p>
          </table:table-cell>
          <table:table-cell office:value-type="string">
            <text:p><text:s/>IRQ </text:p>
          </table:table-cell>
          <table:table-cell table:number-columns-repeated="3"/>
        </table:table-row>
        <table:table-row table:style-name="ro2">
          <table:table-cell office:value-type="float" office:value="3231165000">
            <text:p>3231165000</text:p>
          </table:table-cell>
          <table:table-cell office:value-type="float" office:value="4.98134">
            <text:p>4.98134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186000">
            <text:p>3231186000</text:p>
          </table:table-cell>
          <table:table-cell office:value-type="float" office:value="4.96795">
            <text:p>4.96795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207000">
            <text:p>3231207000</text:p>
          </table:table-cell>
          <table:table-cell office:value-type="float" office:value="4.96795">
            <text:p>4.96795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228000">
            <text:p>3231228000</text:p>
          </table:table-cell>
          <table:table-cell office:value-type="float" office:value="4.97768">
            <text:p>4.97768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249000">
            <text:p>3231249000</text:p>
          </table:table-cell>
          <table:table-cell office:value-type="float" office:value="4.96429">
            <text:p>4.96429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270000">
            <text:p>3231270000</text:p>
          </table:table-cell>
          <table:table-cell office:value-type="float" office:value="4.95821">
            <text:p>4.9582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291000">
            <text:p>3231291000</text:p>
          </table:table-cell>
          <table:table-cell office:value-type="float" office:value="4.9789">
            <text:p>4.9789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312000">
            <text:p>3231312000</text:p>
          </table:table-cell>
          <table:table-cell office:value-type="float" office:value="4.98377">
            <text:p>4.98377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333000">
            <text:p>3231333000</text:p>
          </table:table-cell>
          <table:table-cell office:value-type="float" office:value="4.98377">
            <text:p>4.98377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354000">
            <text:p>3231354000</text:p>
          </table:table-cell>
          <table:table-cell office:value-type="float" office:value="4.96551">
            <text:p>4.9655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374000">
            <text:p>3231374000</text:p>
          </table:table-cell>
          <table:table-cell office:value-type="float" office:value="4.97282">
            <text:p>4.97282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395000">
            <text:p>3231395000</text:p>
          </table:table-cell>
          <table:table-cell office:value-type="float" office:value="4.97768">
            <text:p>4.97768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416000">
            <text:p>3231416000</text:p>
          </table:table-cell>
          <table:table-cell office:value-type="float" office:value="4.98986">
            <text:p>4.98986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437000">
            <text:p>3231437000</text:p>
          </table:table-cell>
          <table:table-cell office:value-type="float" office:value="4.98864">
            <text:p>4.98864</text:p>
          </table:table-cell>
          <table:table-cell office:value-type="float" office:value="3.30063">
            <text:p>3.3006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459000">
            <text:p>3231459000</text:p>
          </table:table-cell>
          <table:table-cell office:value-type="float" office:value="4.98377">
            <text:p>4.98377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480000">
            <text:p>3231480000</text:p>
          </table:table-cell>
          <table:table-cell office:value-type="float" office:value="4.97525">
            <text:p>4.97525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501000">
            <text:p>3231501000</text:p>
          </table:table-cell>
          <table:table-cell office:value-type="float" office:value="4.97038">
            <text:p>4.9703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522000">
            <text:p>3231522000</text:p>
          </table:table-cell>
          <table:table-cell office:value-type="float" office:value="4.72445">
            <text:p>4.72445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543000">
            <text:p>3231543000</text:p>
          </table:table-cell>
          <table:table-cell office:value-type="float" office:value="4.74515">
            <text:p>4.74515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564000">
            <text:p>3231564000</text:p>
          </table:table-cell>
          <table:table-cell office:value-type="float" office:value="4.56618">
            <text:p>4.56618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585000">
            <text:p>3231585000</text:p>
          </table:table-cell>
          <table:table-cell office:value-type="float" office:value="4.74272">
            <text:p>4.74272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606000">
            <text:p>3231606000</text:p>
          </table:table-cell>
          <table:table-cell office:value-type="float" office:value="4.73419">
            <text:p>4.73419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627000">
            <text:p>3231627000</text:p>
          </table:table-cell>
          <table:table-cell office:value-type="float" office:value="4.58566">
            <text:p>4.58566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Average playing</text:p>
          </table:table-cell>
          <table:table-cell table:formula="of:=AVERAGE([.B18:.B624])" office:value-type="float" office:value="4.62763291598023">
            <text:p>4.627632916</text:p>
          </table:table-cell>
        </table:table-row>
        <table:table-row table:style-name="ro2">
          <table:table-cell office:value-type="float" office:value="3231648000">
            <text:p>3231648000</text:p>
          </table:table-cell>
          <table:table-cell office:value-type="float" office:value="4.64167">
            <text:p>4.64167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Average idle</text:p>
          </table:table-cell>
          <table:table-cell table:formula="of:=AVERAGE([.B624:.B800])" office:value-type="float" office:value="4.99049422360249">
            <text:p>4.9904942236</text:p>
          </table:table-cell>
        </table:table-row>
        <table:table-row table:style-name="ro2">
          <table:table-cell office:value-type="float" office:value="3231669000">
            <text:p>3231669000</text:p>
          </table:table-cell>
          <table:table-cell office:value-type="float" office:value="4.63801">
            <text:p>4.6380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690000">
            <text:p>3231690000</text:p>
          </table:table-cell>
          <table:table-cell office:value-type="float" office:value="4.50653">
            <text:p>4.50653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711000">
            <text:p>3231711000</text:p>
          </table:table-cell>
          <table:table-cell office:value-type="float" office:value="4.60758">
            <text:p>4.6075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732000">
            <text:p>3231732000</text:p>
          </table:table-cell>
          <table:table-cell office:value-type="float" office:value="4.59662">
            <text:p>4.59662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753000">
            <text:p>3231753000</text:p>
          </table:table-cell>
          <table:table-cell office:value-type="float" office:value="4.72689">
            <text:p>4.72689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774000">
            <text:p>3231774000</text:p>
          </table:table-cell>
          <table:table-cell office:value-type="float" office:value="4.64897">
            <text:p>4.64897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795000">
            <text:p>3231795000</text:p>
          </table:table-cell>
          <table:table-cell office:value-type="float" office:value="4.75367">
            <text:p>4.75367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816000">
            <text:p>3231816000</text:p>
          </table:table-cell>
          <table:table-cell office:value-type="float" office:value="4.78654">
            <text:p>4.78654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837000">
            <text:p>3231837000</text:p>
          </table:table-cell>
          <table:table-cell office:value-type="float" office:value="4.56984">
            <text:p>4.56984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858000">
            <text:p>3231858000</text:p>
          </table:table-cell>
          <table:table-cell office:value-type="float" office:value="4.64288">
            <text:p>4.64288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879000">
            <text:p>3231879000</text:p>
          </table:table-cell>
          <table:table-cell office:value-type="float" office:value="4.7001">
            <text:p>4.7001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900000">
            <text:p>3231900000</text:p>
          </table:table-cell>
          <table:table-cell office:value-type="float" office:value="4.59784">
            <text:p>4.59784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921000">
            <text:p>3231921000</text:p>
          </table:table-cell>
          <table:table-cell office:value-type="float" office:value="4.7695">
            <text:p>4.769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942000">
            <text:p>3231942000</text:p>
          </table:table-cell>
          <table:table-cell office:value-type="float" office:value="4.75489">
            <text:p>4.75489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963000">
            <text:p>3231963000</text:p>
          </table:table-cell>
          <table:table-cell office:value-type="float" office:value="4.58445">
            <text:p>4.58445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1984000">
            <text:p>3231984000</text:p>
          </table:table-cell>
          <table:table-cell office:value-type="float" office:value="4.58323">
            <text:p>4.58323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005000">
            <text:p>3232005000</text:p>
          </table:table-cell>
          <table:table-cell office:value-type="float" office:value="4.57227">
            <text:p>4.57227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026000">
            <text:p>3232026000</text:p>
          </table:table-cell>
          <table:table-cell office:value-type="float" office:value="4.66115">
            <text:p>4.66115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047000">
            <text:p>3232047000</text:p>
          </table:table-cell>
          <table:table-cell office:value-type="float" office:value="4.66845">
            <text:p>4.66845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068000">
            <text:p>3232068000</text:p>
          </table:table-cell>
          <table:table-cell office:value-type="float" office:value="4.66115">
            <text:p>4.6611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089000">
            <text:p>3232089000</text:p>
          </table:table-cell>
          <table:table-cell office:value-type="float" office:value="4.68063">
            <text:p>4.6806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110000">
            <text:p>3232110000</text:p>
          </table:table-cell>
          <table:table-cell office:value-type="float" office:value="4.56375">
            <text:p>4.56375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131000">
            <text:p>3232131000</text:p>
          </table:table-cell>
          <table:table-cell office:value-type="float" office:value="4.64045">
            <text:p>4.6404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152000">
            <text:p>3232152000</text:p>
          </table:table-cell>
          <table:table-cell office:value-type="float" office:value="4.59662">
            <text:p>4.59662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173000">
            <text:p>3232173000</text:p>
          </table:table-cell>
          <table:table-cell office:value-type="float" office:value="4.68671">
            <text:p>4.6867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194000">
            <text:p>3232194000</text:p>
          </table:table-cell>
          <table:table-cell office:value-type="float" office:value="4.64897">
            <text:p>4.64897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215000">
            <text:p>3232215000</text:p>
          </table:table-cell>
          <table:table-cell office:value-type="float" office:value="4.58566">
            <text:p>4.58566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236000">
            <text:p>3232236000</text:p>
          </table:table-cell>
          <table:table-cell office:value-type="float" office:value="4.57958">
            <text:p>4.57958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257000">
            <text:p>3232257000</text:p>
          </table:table-cell>
          <table:table-cell office:value-type="float" office:value="4.68793">
            <text:p>4.68793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278000">
            <text:p>3232278000</text:p>
          </table:table-cell>
          <table:table-cell office:value-type="float" office:value="4.57471">
            <text:p>4.57471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299000">
            <text:p>3232299000</text:p>
          </table:table-cell>
          <table:table-cell office:value-type="float" office:value="4.6161">
            <text:p>4.616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320000">
            <text:p>3232320000</text:p>
          </table:table-cell>
          <table:table-cell office:value-type="float" office:value="4.52236">
            <text:p>4.52236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341000">
            <text:p>3232341000</text:p>
          </table:table-cell>
          <table:table-cell office:value-type="float" office:value="4.67576">
            <text:p>4.6757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362000">
            <text:p>3232362000</text:p>
          </table:table-cell>
          <table:table-cell office:value-type="float" office:value="4.55888">
            <text:p>4.55888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382000">
            <text:p>3232382000</text:p>
          </table:table-cell>
          <table:table-cell office:value-type="float" office:value="4.55036">
            <text:p>4.55036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403000">
            <text:p>3232403000</text:p>
          </table:table-cell>
          <table:table-cell office:value-type="float" office:value="4.66602">
            <text:p>4.66602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424000">
            <text:p>3232424000</text:p>
          </table:table-cell>
          <table:table-cell office:value-type="float" office:value="4.63801">
            <text:p>4.6380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445000">
            <text:p>3232445000</text:p>
          </table:table-cell>
          <table:table-cell office:value-type="float" office:value="4.59784">
            <text:p>4.59784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466000">
            <text:p>3232466000</text:p>
          </table:table-cell>
          <table:table-cell office:value-type="float" office:value="4.66358">
            <text:p>4.66358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487000">
            <text:p>3232487000</text:p>
          </table:table-cell>
          <table:table-cell office:value-type="float" office:value="4.67941">
            <text:p>4.67941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508000">
            <text:p>3232508000</text:p>
          </table:table-cell>
          <table:table-cell office:value-type="float" office:value="4.50653">
            <text:p>4.50653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529000">
            <text:p>3232529000</text:p>
          </table:table-cell>
          <table:table-cell office:value-type="float" office:value="4.78411">
            <text:p>4.78411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550000">
            <text:p>3232550000</text:p>
          </table:table-cell>
          <table:table-cell office:value-type="float" office:value="4.64897">
            <text:p>4.64897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571000">
            <text:p>3232571000</text:p>
          </table:table-cell>
          <table:table-cell office:value-type="float" office:value="4.50409">
            <text:p>4.50409</text:p>
          </table:table-cell>
          <table:table-cell office:value-type="float" office:value="3.29796">
            <text:p>3.2979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592000">
            <text:p>3232592000</text:p>
          </table:table-cell>
          <table:table-cell office:value-type="float" office:value="4.63314">
            <text:p>4.63314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612000">
            <text:p>3232612000</text:p>
          </table:table-cell>
          <table:table-cell office:value-type="float" office:value="4.65384">
            <text:p>4.65384</text:p>
          </table:table-cell>
          <table:table-cell office:value-type="float" office:value="3.29811">
            <text:p>3.298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633000">
            <text:p>3232633000</text:p>
          </table:table-cell>
          <table:table-cell office:value-type="float" office:value="4.64654">
            <text:p>4.64654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654000">
            <text:p>3232654000</text:p>
          </table:table-cell>
          <table:table-cell office:value-type="float" office:value="4.63801">
            <text:p>4.63801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675000">
            <text:p>3232675000</text:p>
          </table:table-cell>
          <table:table-cell office:value-type="float" office:value="4.48583">
            <text:p>4.4858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696000">
            <text:p>3232696000</text:p>
          </table:table-cell>
          <table:table-cell office:value-type="float" office:value="4.61732">
            <text:p>4.61732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717000">
            <text:p>3232717000</text:p>
          </table:table-cell>
          <table:table-cell office:value-type="float" office:value="4.49801">
            <text:p>4.49801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738000">
            <text:p>3232738000</text:p>
          </table:table-cell>
          <table:table-cell office:value-type="float" office:value="4.68793">
            <text:p>4.6879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759000">
            <text:p>3232759000</text:p>
          </table:table-cell>
          <table:table-cell office:value-type="float" office:value="4.69889">
            <text:p>4.69889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780000">
            <text:p>3232780000</text:p>
          </table:table-cell>
          <table:table-cell office:value-type="float" office:value="4.56253">
            <text:p>4.5625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801000">
            <text:p>3232801000</text:p>
          </table:table-cell>
          <table:table-cell office:value-type="float" office:value="4.62584">
            <text:p>4.62584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822000">
            <text:p>3232822000</text:p>
          </table:table-cell>
          <table:table-cell office:value-type="float" office:value="4.6721">
            <text:p>4.672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843000">
            <text:p>3232843000</text:p>
          </table:table-cell>
          <table:table-cell office:value-type="float" office:value="4.59662">
            <text:p>4.59662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863000">
            <text:p>3232863000</text:p>
          </table:table-cell>
          <table:table-cell office:value-type="float" office:value="4.6855">
            <text:p>4.6855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884000">
            <text:p>3232884000</text:p>
          </table:table-cell>
          <table:table-cell office:value-type="float" office:value="4.65019">
            <text:p>4.6501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905000">
            <text:p>3232905000</text:p>
          </table:table-cell>
          <table:table-cell office:value-type="float" office:value="4.66845">
            <text:p>4.6684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926000">
            <text:p>3232926000</text:p>
          </table:table-cell>
          <table:table-cell office:value-type="float" office:value="4.51749">
            <text:p>4.5174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947000">
            <text:p>3232947000</text:p>
          </table:table-cell>
          <table:table-cell office:value-type="float" office:value="4.67941">
            <text:p>4.67941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968000">
            <text:p>3232968000</text:p>
          </table:table-cell>
          <table:table-cell office:value-type="float" office:value="4.70984">
            <text:p>4.70984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2989000">
            <text:p>3232989000</text:p>
          </table:table-cell>
          <table:table-cell office:value-type="float" office:value="4.56131">
            <text:p>4.56131</text:p>
          </table:table-cell>
          <table:table-cell office:value-type="float" office:value="3.29796">
            <text:p>3.2979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010000">
            <text:p>3233010000</text:p>
          </table:table-cell>
          <table:table-cell office:value-type="float" office:value="4.48461">
            <text:p>4.4846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031000">
            <text:p>3233031000</text:p>
          </table:table-cell>
          <table:table-cell office:value-type="float" office:value="4.44322">
            <text:p>4.44322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052000">
            <text:p>3233052000</text:p>
          </table:table-cell>
          <table:table-cell office:value-type="float" office:value="4.63071">
            <text:p>4.63071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073000">
            <text:p>3233073000</text:p>
          </table:table-cell>
          <table:table-cell office:value-type="float" office:value="4.5881">
            <text:p>4.5881</text:p>
          </table:table-cell>
          <table:table-cell office:value-type="float" office:value="3.29796">
            <text:p>3.2979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094000">
            <text:p>3233094000</text:p>
          </table:table-cell>
          <table:table-cell office:value-type="float" office:value="4.63436">
            <text:p>4.63436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115000">
            <text:p>3233115000</text:p>
          </table:table-cell>
          <table:table-cell office:value-type="float" office:value="4.59175">
            <text:p>4.59175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136000">
            <text:p>3233136000</text:p>
          </table:table-cell>
          <table:table-cell office:value-type="float" office:value="4.54305">
            <text:p>4.54305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157000">
            <text:p>3233157000</text:p>
          </table:table-cell>
          <table:table-cell office:value-type="float" office:value="4.58932">
            <text:p>4.58932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178000">
            <text:p>3233178000</text:p>
          </table:table-cell>
          <table:table-cell office:value-type="float" office:value="4.50044">
            <text:p>4.50044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199000">
            <text:p>3233199000</text:p>
          </table:table-cell>
          <table:table-cell office:value-type="float" office:value="4.70254">
            <text:p>4.70254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220000">
            <text:p>3233220000</text:p>
          </table:table-cell>
          <table:table-cell office:value-type="float" office:value="4.71471">
            <text:p>4.7147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241000">
            <text:p>3233241000</text:p>
          </table:table-cell>
          <table:table-cell office:value-type="float" office:value="4.57592">
            <text:p>4.57592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262000">
            <text:p>3233262000</text:p>
          </table:table-cell>
          <table:table-cell office:value-type="float" office:value="4.57471">
            <text:p>4.5747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283000">
            <text:p>3233283000</text:p>
          </table:table-cell>
          <table:table-cell office:value-type="float" office:value="4.47609">
            <text:p>4.47609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304000">
            <text:p>3233304000</text:p>
          </table:table-cell>
          <table:table-cell office:value-type="float" office:value="4.61854">
            <text:p>4.61854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325000">
            <text:p>3233325000</text:p>
          </table:table-cell>
          <table:table-cell office:value-type="float" office:value="4.50166">
            <text:p>4.5016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346000">
            <text:p>3233346000</text:p>
          </table:table-cell>
          <table:table-cell office:value-type="float" office:value="4.74515">
            <text:p>4.74515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367000">
            <text:p>3233367000</text:p>
          </table:table-cell>
          <table:table-cell office:value-type="float" office:value="4.71228">
            <text:p>4.71228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388000">
            <text:p>3233388000</text:p>
          </table:table-cell>
          <table:table-cell office:value-type="float" office:value="4.52966">
            <text:p>4.52966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409000">
            <text:p>3233409000</text:p>
          </table:table-cell>
          <table:table-cell office:value-type="float" office:value="4.69645">
            <text:p>4.6964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430000">
            <text:p>3233430000</text:p>
          </table:table-cell>
          <table:table-cell office:value-type="float" office:value="4.4907">
            <text:p>4.4907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451000">
            <text:p>3233451000</text:p>
          </table:table-cell>
          <table:table-cell office:value-type="float" office:value="4.67576">
            <text:p>4.67576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472000">
            <text:p>3233472000</text:p>
          </table:table-cell>
          <table:table-cell office:value-type="float" office:value="4.67819">
            <text:p>4.67819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493000">
            <text:p>3233493000</text:p>
          </table:table-cell>
          <table:table-cell office:value-type="float" office:value="4.69767">
            <text:p>4.69767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514000">
            <text:p>3233514000</text:p>
          </table:table-cell>
          <table:table-cell office:value-type="float" office:value="4.62706">
            <text:p>4.62706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535000">
            <text:p>3233535000</text:p>
          </table:table-cell>
          <table:table-cell office:value-type="float" office:value="4.57714">
            <text:p>4.57714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556000">
            <text:p>3233556000</text:p>
          </table:table-cell>
          <table:table-cell office:value-type="float" office:value="4.46514">
            <text:p>4.46514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577000">
            <text:p>3233577000</text:p>
          </table:table-cell>
          <table:table-cell office:value-type="float" office:value="4.59906">
            <text:p>4.59906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598000">
            <text:p>3233598000</text:p>
          </table:table-cell>
          <table:table-cell office:value-type="float" office:value="4.71106">
            <text:p>4.71106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619000">
            <text:p>3233619000</text:p>
          </table:table-cell>
          <table:table-cell office:value-type="float" office:value="4.69158">
            <text:p>4.69158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640000">
            <text:p>3233640000</text:p>
          </table:table-cell>
          <table:table-cell office:value-type="float" office:value="4.69767">
            <text:p>4.69767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661000">
            <text:p>3233661000</text:p>
          </table:table-cell>
          <table:table-cell office:value-type="float" office:value="4.63558">
            <text:p>4.6355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682000">
            <text:p>3233682000</text:p>
          </table:table-cell>
          <table:table-cell office:value-type="float" office:value="4.65384">
            <text:p>4.65384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703000">
            <text:p>3233703000</text:p>
          </table:table-cell>
          <table:table-cell office:value-type="float" office:value="4.78411">
            <text:p>4.7841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724000">
            <text:p>3233724000</text:p>
          </table:table-cell>
          <table:table-cell office:value-type="float" office:value="4.74637">
            <text:p>4.74637</text:p>
          </table:table-cell>
          <table:table-cell office:value-type="float" office:value="3.29796">
            <text:p>3.2979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745000">
            <text:p>3233745000</text:p>
          </table:table-cell>
          <table:table-cell office:value-type="float" office:value="4.59662">
            <text:p>4.59662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766000">
            <text:p>3233766000</text:p>
          </table:table-cell>
          <table:table-cell office:value-type="float" office:value="4.61488">
            <text:p>4.61488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787000">
            <text:p>3233787000</text:p>
          </table:table-cell>
          <table:table-cell office:value-type="float" office:value="4.61854">
            <text:p>4.61854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808000">
            <text:p>3233808000</text:p>
          </table:table-cell>
          <table:table-cell office:value-type="float" office:value="4.74637">
            <text:p>4.74637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829000">
            <text:p>3233829000</text:p>
          </table:table-cell>
          <table:table-cell office:value-type="float" office:value="4.75367">
            <text:p>4.7536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850000">
            <text:p>3233850000</text:p>
          </table:table-cell>
          <table:table-cell office:value-type="float" office:value="4.79994">
            <text:p>4.79994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870000">
            <text:p>3233870000</text:p>
          </table:table-cell>
          <table:table-cell office:value-type="float" office:value="4.65262">
            <text:p>4.65262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891000">
            <text:p>3233891000</text:p>
          </table:table-cell>
          <table:table-cell office:value-type="float" office:value="4.6648">
            <text:p>4.6648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912000">
            <text:p>3233912000</text:p>
          </table:table-cell>
          <table:table-cell office:value-type="float" office:value="4.64654">
            <text:p>4.6465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933000">
            <text:p>3233933000</text:p>
          </table:table-cell>
          <table:table-cell office:value-type="float" office:value="4.70254">
            <text:p>4.7025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954000">
            <text:p>3233954000</text:p>
          </table:table-cell>
          <table:table-cell office:value-type="float" office:value="4.55645">
            <text:p>4.55645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975000">
            <text:p>3233975000</text:p>
          </table:table-cell>
          <table:table-cell office:value-type="float" office:value="4.76463">
            <text:p>4.76463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3996000">
            <text:p>3233996000</text:p>
          </table:table-cell>
          <table:table-cell office:value-type="float" office:value="4.70984">
            <text:p>4.7098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017000">
            <text:p>3234017000</text:p>
          </table:table-cell>
          <table:table-cell office:value-type="float" office:value="4.75367">
            <text:p>4.75367</text:p>
          </table:table-cell>
          <table:table-cell office:value-type="float" office:value="3.29811">
            <text:p>3.298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038000">
            <text:p>3234038000</text:p>
          </table:table-cell>
          <table:table-cell office:value-type="float" office:value="4.72324">
            <text:p>4.72324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059000">
            <text:p>3234059000</text:p>
          </table:table-cell>
          <table:table-cell office:value-type="float" office:value="4.62949">
            <text:p>4.62949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080000">
            <text:p>3234080000</text:p>
          </table:table-cell>
          <table:table-cell office:value-type="float" office:value="4.66967">
            <text:p>4.66967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100000">
            <text:p>3234100000</text:p>
          </table:table-cell>
          <table:table-cell office:value-type="float" office:value="4.47122">
            <text:p>4.47122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121000">
            <text:p>3234121000</text:p>
          </table:table-cell>
          <table:table-cell office:value-type="float" office:value="4.66845">
            <text:p>4.66845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142000">
            <text:p>3234142000</text:p>
          </table:table-cell>
          <table:table-cell office:value-type="float" office:value="4.63923">
            <text:p>4.6392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163000">
            <text:p>3234163000</text:p>
          </table:table-cell>
          <table:table-cell office:value-type="float" office:value="4.5954">
            <text:p>4.5954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184000">
            <text:p>3234184000</text:p>
          </table:table-cell>
          <table:table-cell office:value-type="float" office:value="4.6855">
            <text:p>4.6855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205000">
            <text:p>3234205000</text:p>
          </table:table-cell>
          <table:table-cell office:value-type="float" office:value="4.5881">
            <text:p>4.588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226000">
            <text:p>3234226000</text:p>
          </table:table-cell>
          <table:table-cell office:value-type="float" office:value="4.65384">
            <text:p>4.65384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247000">
            <text:p>3234247000</text:p>
          </table:table-cell>
          <table:table-cell office:value-type="float" office:value="4.62462">
            <text:p>4.62462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268000">
            <text:p>3234268000</text:p>
          </table:table-cell>
          <table:table-cell office:value-type="float" office:value="4.58932">
            <text:p>4.58932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289000">
            <text:p>3234289000</text:p>
          </table:table-cell>
          <table:table-cell office:value-type="float" office:value="4.66723">
            <text:p>4.66723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310000">
            <text:p>3234310000</text:p>
          </table:table-cell>
          <table:table-cell office:value-type="float" office:value="4.68793">
            <text:p>4.68793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331000">
            <text:p>3234331000</text:p>
          </table:table-cell>
          <table:table-cell office:value-type="float" office:value="4.52479">
            <text:p>4.5247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351000">
            <text:p>3234351000</text:p>
          </table:table-cell>
          <table:table-cell office:value-type="float" office:value="4.56984">
            <text:p>4.56984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372000">
            <text:p>3234372000</text:p>
          </table:table-cell>
          <table:table-cell office:value-type="float" office:value="4.6648">
            <text:p>4.6648</text:p>
          </table:table-cell>
          <table:table-cell office:value-type="float" office:value="3.29819">
            <text:p>3.2981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393000">
            <text:p>3234393000</text:p>
          </table:table-cell>
          <table:table-cell office:value-type="float" office:value="4.64654">
            <text:p>4.64654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414000">
            <text:p>3234414000</text:p>
          </table:table-cell>
          <table:table-cell office:value-type="float" office:value="4.67941">
            <text:p>4.6794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435000">
            <text:p>3234435000</text:p>
          </table:table-cell>
          <table:table-cell office:value-type="float" office:value="4.67697">
            <text:p>4.67697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456000">
            <text:p>3234456000</text:p>
          </table:table-cell>
          <table:table-cell office:value-type="float" office:value="4.66602">
            <text:p>4.66602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477000">
            <text:p>3234477000</text:p>
          </table:table-cell>
          <table:table-cell office:value-type="float" office:value="4.5321">
            <text:p>4.532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498000">
            <text:p>3234498000</text:p>
          </table:table-cell>
          <table:table-cell office:value-type="float" office:value="4.48096">
            <text:p>4.48096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519000">
            <text:p>3234519000</text:p>
          </table:table-cell>
          <table:table-cell office:value-type="float" office:value="4.68184">
            <text:p>4.68184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540000">
            <text:p>3234540000</text:p>
          </table:table-cell>
          <table:table-cell office:value-type="float" office:value="4.67941">
            <text:p>4.67941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561000">
            <text:p>3234561000</text:p>
          </table:table-cell>
          <table:table-cell office:value-type="float" office:value="4.53575">
            <text:p>4.53575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582000">
            <text:p>3234582000</text:p>
          </table:table-cell>
          <table:table-cell office:value-type="float" office:value="4.6928">
            <text:p>4.6928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603000">
            <text:p>3234603000</text:p>
          </table:table-cell>
          <table:table-cell office:value-type="float" office:value="4.46757">
            <text:p>4.46757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624000">
            <text:p>3234624000</text:p>
          </table:table-cell>
          <table:table-cell office:value-type="float" office:value="4.67089">
            <text:p>4.67089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645000">
            <text:p>3234645000</text:p>
          </table:table-cell>
          <table:table-cell office:value-type="float" office:value="4.65749">
            <text:p>4.65749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666000">
            <text:p>3234666000</text:p>
          </table:table-cell>
          <table:table-cell office:value-type="float" office:value="4.6648">
            <text:p>4.6648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687000">
            <text:p>3234687000</text:p>
          </table:table-cell>
          <table:table-cell office:value-type="float" office:value="4.57105">
            <text:p>4.57105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708000">
            <text:p>3234708000</text:p>
          </table:table-cell>
          <table:table-cell office:value-type="float" office:value="4.58323">
            <text:p>4.58323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729000">
            <text:p>3234729000</text:p>
          </table:table-cell>
          <table:table-cell office:value-type="float" office:value="4.56984">
            <text:p>4.56984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750000">
            <text:p>3234750000</text:p>
          </table:table-cell>
          <table:table-cell office:value-type="float" office:value="4.62706">
            <text:p>4.62706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771000">
            <text:p>3234771000</text:p>
          </table:table-cell>
          <table:table-cell office:value-type="float" office:value="4.52114">
            <text:p>4.52114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792000">
            <text:p>3234792000</text:p>
          </table:table-cell>
          <table:table-cell office:value-type="float" office:value="4.59419">
            <text:p>4.59419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813000">
            <text:p>3234813000</text:p>
          </table:table-cell>
          <table:table-cell office:value-type="float" office:value="4.65749">
            <text:p>4.65749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834000">
            <text:p>3234834000</text:p>
          </table:table-cell>
          <table:table-cell office:value-type="float" office:value="4.6928">
            <text:p>4.6928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855000">
            <text:p>3234855000</text:p>
          </table:table-cell>
          <table:table-cell office:value-type="float" office:value="4.65993">
            <text:p>4.65993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876000">
            <text:p>3234876000</text:p>
          </table:table-cell>
          <table:table-cell office:value-type="float" office:value="4.66358">
            <text:p>4.66358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897000">
            <text:p>3234897000</text:p>
          </table:table-cell>
          <table:table-cell office:value-type="float" office:value="4.57714">
            <text:p>4.57714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918000">
            <text:p>3234918000</text:p>
          </table:table-cell>
          <table:table-cell office:value-type="float" office:value="4.58323">
            <text:p>4.58323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939000">
            <text:p>3234939000</text:p>
          </table:table-cell>
          <table:table-cell office:value-type="float" office:value="4.68306">
            <text:p>4.68306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960000">
            <text:p>3234960000</text:p>
          </table:table-cell>
          <table:table-cell office:value-type="float" office:value="4.6648">
            <text:p>4.6648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4981000">
            <text:p>3234981000</text:p>
          </table:table-cell>
          <table:table-cell office:value-type="float" office:value="4.54427">
            <text:p>4.54427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002000">
            <text:p>3235002000</text:p>
          </table:table-cell>
          <table:table-cell office:value-type="float" office:value="4.68793">
            <text:p>4.68793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023000">
            <text:p>3235023000</text:p>
          </table:table-cell>
          <table:table-cell office:value-type="float" office:value="4.64288">
            <text:p>4.64288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044000">
            <text:p>3235044000</text:p>
          </table:table-cell>
          <table:table-cell office:value-type="float" office:value="4.47488">
            <text:p>4.47488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065000">
            <text:p>3235065000</text:p>
          </table:table-cell>
          <table:table-cell office:value-type="float" office:value="4.56131">
            <text:p>4.5613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086000">
            <text:p>3235086000</text:p>
          </table:table-cell>
          <table:table-cell office:value-type="float" office:value="4.58079">
            <text:p>4.58079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107000">
            <text:p>3235107000</text:p>
          </table:table-cell>
          <table:table-cell office:value-type="float" office:value="4.6855">
            <text:p>4.6855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128000">
            <text:p>3235128000</text:p>
          </table:table-cell>
          <table:table-cell office:value-type="float" office:value="4.66236">
            <text:p>4.66236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149000">
            <text:p>3235149000</text:p>
          </table:table-cell>
          <table:table-cell office:value-type="float" office:value="4.54914">
            <text:p>4.54914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170000">
            <text:p>3235170000</text:p>
          </table:table-cell>
          <table:table-cell office:value-type="float" office:value="4.52479">
            <text:p>4.52479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191000">
            <text:p>3235191000</text:p>
          </table:table-cell>
          <table:table-cell office:value-type="float" office:value="4.5881">
            <text:p>4.588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212000">
            <text:p>3235212000</text:p>
          </table:table-cell>
          <table:table-cell office:value-type="float" office:value="4.64045">
            <text:p>4.64045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233000">
            <text:p>3235233000</text:p>
          </table:table-cell>
          <table:table-cell office:value-type="float" office:value="4.67697">
            <text:p>4.67697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254000">
            <text:p>3235254000</text:p>
          </table:table-cell>
          <table:table-cell office:value-type="float" office:value="4.68306">
            <text:p>4.68306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275000">
            <text:p>3235275000</text:p>
          </table:table-cell>
          <table:table-cell office:value-type="float" office:value="4.66358">
            <text:p>4.66358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296000">
            <text:p>3235296000</text:p>
          </table:table-cell>
          <table:table-cell office:value-type="float" office:value="4.56497">
            <text:p>4.56497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317000">
            <text:p>3235317000</text:p>
          </table:table-cell>
          <table:table-cell office:value-type="float" office:value="4.58323">
            <text:p>4.58323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338000">
            <text:p>3235338000</text:p>
          </table:table-cell>
          <table:table-cell office:value-type="float" office:value="4.53331">
            <text:p>4.53331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358000">
            <text:p>3235358000</text:p>
          </table:table-cell>
          <table:table-cell office:value-type="float" office:value="4.62219">
            <text:p>4.62219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379000">
            <text:p>3235379000</text:p>
          </table:table-cell>
          <table:table-cell office:value-type="float" office:value="4.54427">
            <text:p>4.54427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400000">
            <text:p>3235400000</text:p>
          </table:table-cell>
          <table:table-cell office:value-type="float" office:value="4.61488">
            <text:p>4.61488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421000">
            <text:p>3235421000</text:p>
          </table:table-cell>
          <table:table-cell office:value-type="float" office:value="4.65141">
            <text:p>4.65141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442000">
            <text:p>3235442000</text:p>
          </table:table-cell>
          <table:table-cell office:value-type="float" office:value="4.59297">
            <text:p>4.59297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463000">
            <text:p>3235463000</text:p>
          </table:table-cell>
          <table:table-cell office:value-type="float" office:value="4.66967">
            <text:p>4.66967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484000">
            <text:p>3235484000</text:p>
          </table:table-cell>
          <table:table-cell office:value-type="float" office:value="4.64532">
            <text:p>4.64532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505000">
            <text:p>3235505000</text:p>
          </table:table-cell>
          <table:table-cell office:value-type="float" office:value="4.62949">
            <text:p>4.62949</text:p>
          </table:table-cell>
          <table:table-cell office:value-type="float" office:value="3.29811">
            <text:p>3.298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526000">
            <text:p>3235526000</text:p>
          </table:table-cell>
          <table:table-cell office:value-type="float" office:value="4.45905">
            <text:p>4.45905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547000">
            <text:p>3235547000</text:p>
          </table:table-cell>
          <table:table-cell office:value-type="float" office:value="4.53575">
            <text:p>4.53575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568000">
            <text:p>3235568000</text:p>
          </table:table-cell>
          <table:table-cell office:value-type="float" office:value="4.45174">
            <text:p>4.45174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588000">
            <text:p>3235588000</text:p>
          </table:table-cell>
          <table:table-cell office:value-type="float" office:value="4.53818">
            <text:p>4.53818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609000">
            <text:p>3235609000</text:p>
          </table:table-cell>
          <table:table-cell office:value-type="float" office:value="4.48583">
            <text:p>4.48583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630000">
            <text:p>3235630000</text:p>
          </table:table-cell>
          <table:table-cell office:value-type="float" office:value="4.51992">
            <text:p>4.51992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651000">
            <text:p>3235651000</text:p>
          </table:table-cell>
          <table:table-cell office:value-type="float" office:value="4.59297">
            <text:p>4.59297</text:p>
          </table:table-cell>
          <table:table-cell office:value-type="float" office:value="3.30048">
            <text:p>3.300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672000">
            <text:p>3235672000</text:p>
          </table:table-cell>
          <table:table-cell office:value-type="float" office:value="4.67697">
            <text:p>4.67697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693000">
            <text:p>3235693000</text:p>
          </table:table-cell>
          <table:table-cell office:value-type="float" office:value="4.65993">
            <text:p>4.6599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714000">
            <text:p>3235714000</text:p>
          </table:table-cell>
          <table:table-cell office:value-type="float" office:value="4.69037">
            <text:p>4.69037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735000">
            <text:p>3235735000</text:p>
          </table:table-cell>
          <table:table-cell office:value-type="float" office:value="4.68915">
            <text:p>4.68915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756000">
            <text:p>3235756000</text:p>
          </table:table-cell>
          <table:table-cell office:value-type="float" office:value="4.58445">
            <text:p>4.58445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777000">
            <text:p>3235777000</text:p>
          </table:table-cell>
          <table:table-cell office:value-type="float" office:value="4.62949">
            <text:p>4.62949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798000">
            <text:p>3235798000</text:p>
          </table:table-cell>
          <table:table-cell office:value-type="float" office:value="4.61854">
            <text:p>4.61854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819000">
            <text:p>3235819000</text:p>
          </table:table-cell>
          <table:table-cell office:value-type="float" office:value="4.67941">
            <text:p>4.67941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839000">
            <text:p>3235839000</text:p>
          </table:table-cell>
          <table:table-cell office:value-type="float" office:value="4.7001">
            <text:p>4.7001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860000">
            <text:p>3235860000</text:p>
          </table:table-cell>
          <table:table-cell office:value-type="float" office:value="4.66358">
            <text:p>4.66358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881000">
            <text:p>3235881000</text:p>
          </table:table-cell>
          <table:table-cell office:value-type="float" office:value="4.5674">
            <text:p>4.5674</text:p>
          </table:table-cell>
          <table:table-cell office:value-type="float" office:value="3.30154">
            <text:p>3.3015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902000">
            <text:p>3235902000</text:p>
          </table:table-cell>
          <table:table-cell office:value-type="float" office:value="4.46879">
            <text:p>4.46879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923000">
            <text:p>3235923000</text:p>
          </table:table-cell>
          <table:table-cell office:value-type="float" office:value="4.60271">
            <text:p>4.60271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944000">
            <text:p>3235944000</text:p>
          </table:table-cell>
          <table:table-cell office:value-type="float" office:value="4.49435">
            <text:p>4.4943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965000">
            <text:p>3235965000</text:p>
          </table:table-cell>
          <table:table-cell office:value-type="float" office:value="4.6161">
            <text:p>4.6161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5986000">
            <text:p>3235986000</text:p>
          </table:table-cell>
          <table:table-cell office:value-type="float" office:value="4.67941">
            <text:p>4.67941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008000">
            <text:p>3236008000</text:p>
          </table:table-cell>
          <table:table-cell office:value-type="float" office:value="4.70863">
            <text:p>4.70863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028000">
            <text:p>3236028000</text:p>
          </table:table-cell>
          <table:table-cell office:value-type="float" office:value="4.64775">
            <text:p>4.6477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049000">
            <text:p>3236049000</text:p>
          </table:table-cell>
          <table:table-cell office:value-type="float" office:value="4.65749">
            <text:p>4.65749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070000">
            <text:p>3236070000</text:p>
          </table:table-cell>
          <table:table-cell office:value-type="float" office:value="4.69037">
            <text:p>4.69037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091000">
            <text:p>3236091000</text:p>
          </table:table-cell>
          <table:table-cell office:value-type="float" office:value="4.61001">
            <text:p>4.61001</text:p>
          </table:table-cell>
          <table:table-cell office:value-type="float" office:value="3.3017">
            <text:p>3.3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112000">
            <text:p>3236112000</text:p>
          </table:table-cell>
          <table:table-cell office:value-type="float" office:value="4.58445">
            <text:p>4.58445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133000">
            <text:p>3236133000</text:p>
          </table:table-cell>
          <table:table-cell office:value-type="float" office:value="4.70863">
            <text:p>4.7086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154000">
            <text:p>3236154000</text:p>
          </table:table-cell>
          <table:table-cell office:value-type="float" office:value="4.51383">
            <text:p>4.5138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175000">
            <text:p>3236175000</text:p>
          </table:table-cell>
          <table:table-cell office:value-type="float" office:value="4.65019">
            <text:p>4.65019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196000">
            <text:p>3236196000</text:p>
          </table:table-cell>
          <table:table-cell office:value-type="float" office:value="4.59906">
            <text:p>4.59906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217000">
            <text:p>3236217000</text:p>
          </table:table-cell>
          <table:table-cell office:value-type="float" office:value="4.70132">
            <text:p>4.70132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238000">
            <text:p>3236238000</text:p>
          </table:table-cell>
          <table:table-cell office:value-type="float" office:value="4.70863">
            <text:p>4.70863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259000">
            <text:p>3236259000</text:p>
          </table:table-cell>
          <table:table-cell office:value-type="float" office:value="4.60149">
            <text:p>4.60149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280000">
            <text:p>3236280000</text:p>
          </table:table-cell>
          <table:table-cell office:value-type="float" office:value="4.60027">
            <text:p>4.60027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301000">
            <text:p>3236301000</text:p>
          </table:table-cell>
          <table:table-cell office:value-type="float" office:value="4.72202">
            <text:p>4.72202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322000">
            <text:p>3236322000</text:p>
          </table:table-cell>
          <table:table-cell office:value-type="float" office:value="4.5114">
            <text:p>4.5114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343000">
            <text:p>3236343000</text:p>
          </table:table-cell>
          <table:table-cell office:value-type="float" office:value="4.60027">
            <text:p>4.60027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364000">
            <text:p>3236364000</text:p>
          </table:table-cell>
          <table:table-cell office:value-type="float" office:value="4.75246">
            <text:p>4.75246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385000">
            <text:p>3236385000</text:p>
          </table:table-cell>
          <table:table-cell office:value-type="float" office:value="4.56984">
            <text:p>4.56984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406000">
            <text:p>3236406000</text:p>
          </table:table-cell>
          <table:table-cell office:value-type="float" office:value="4.60027">
            <text:p>4.60027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427000">
            <text:p>3236427000</text:p>
          </table:table-cell>
          <table:table-cell office:value-type="float" office:value="4.56253">
            <text:p>4.5625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448000">
            <text:p>3236448000</text:p>
          </table:table-cell>
          <table:table-cell office:value-type="float" office:value="4.59662">
            <text:p>4.59662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469000">
            <text:p>3236469000</text:p>
          </table:table-cell>
          <table:table-cell office:value-type="float" office:value="4.58323">
            <text:p>4.58323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490000">
            <text:p>3236490000</text:p>
          </table:table-cell>
          <table:table-cell office:value-type="float" office:value="4.47366">
            <text:p>4.47366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511000">
            <text:p>3236511000</text:p>
          </table:table-cell>
          <table:table-cell office:value-type="float" office:value="4.67941">
            <text:p>4.67941</text:p>
          </table:table-cell>
          <table:table-cell office:value-type="float" office:value="3.3007">
            <text:p>3.300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532000">
            <text:p>3236532000</text:p>
          </table:table-cell>
          <table:table-cell office:value-type="float" office:value="4.7135">
            <text:p>4.713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553000">
            <text:p>3236553000</text:p>
          </table:table-cell>
          <table:table-cell office:value-type="float" office:value="4.62462">
            <text:p>4.62462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574000">
            <text:p>3236574000</text:p>
          </table:table-cell>
          <table:table-cell office:value-type="float" office:value="4.6234">
            <text:p>4.6234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595000">
            <text:p>3236595000</text:p>
          </table:table-cell>
          <table:table-cell office:value-type="float" office:value="4.5394">
            <text:p>4.5394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616000">
            <text:p>3236616000</text:p>
          </table:table-cell>
          <table:table-cell office:value-type="float" office:value="4.7135">
            <text:p>4.7135</text:p>
          </table:table-cell>
          <table:table-cell office:value-type="float" office:value="3.29796">
            <text:p>3.2979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637000">
            <text:p>3236637000</text:p>
          </table:table-cell>
          <table:table-cell office:value-type="float" office:value="4.62462">
            <text:p>4.62462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658000">
            <text:p>3236658000</text:p>
          </table:table-cell>
          <table:table-cell office:value-type="float" office:value="4.78046">
            <text:p>4.78046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679000">
            <text:p>3236679000</text:p>
          </table:table-cell>
          <table:table-cell office:value-type="float" office:value="4.70132">
            <text:p>4.70132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700000">
            <text:p>3236700000</text:p>
          </table:table-cell>
          <table:table-cell office:value-type="float" office:value="4.69037">
            <text:p>4.69037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721000">
            <text:p>3236721000</text:p>
          </table:table-cell>
          <table:table-cell office:value-type="float" office:value="4.67454">
            <text:p>4.67454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742000">
            <text:p>3236742000</text:p>
          </table:table-cell>
          <table:table-cell office:value-type="float" office:value="4.6855">
            <text:p>4.6855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763000">
            <text:p>3236763000</text:p>
          </table:table-cell>
          <table:table-cell office:value-type="float" office:value="4.77315">
            <text:p>4.7731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784000">
            <text:p>3236784000</text:p>
          </table:table-cell>
          <table:table-cell office:value-type="float" office:value="4.78289">
            <text:p>4.78289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805000">
            <text:p>3236805000</text:p>
          </table:table-cell>
          <table:table-cell office:value-type="float" office:value="4.62827">
            <text:p>4.62827</text:p>
          </table:table-cell>
          <table:table-cell office:value-type="float" office:value="3.29834">
            <text:p>3.2983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826000">
            <text:p>3236826000</text:p>
          </table:table-cell>
          <table:table-cell office:value-type="float" office:value="4.65993">
            <text:p>4.65993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846000">
            <text:p>3236846000</text:p>
          </table:table-cell>
          <table:table-cell office:value-type="float" office:value="4.67697">
            <text:p>4.67697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867000">
            <text:p>3236867000</text:p>
          </table:table-cell>
          <table:table-cell office:value-type="float" office:value="4.79628">
            <text:p>4.79628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888000">
            <text:p>3236888000</text:p>
          </table:table-cell>
          <table:table-cell office:value-type="float" office:value="4.74028">
            <text:p>4.74028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909000">
            <text:p>3236909000</text:p>
          </table:table-cell>
          <table:table-cell office:value-type="float" office:value="4.78654">
            <text:p>4.78654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930000">
            <text:p>3236930000</text:p>
          </table:table-cell>
          <table:table-cell office:value-type="float" office:value="4.64897">
            <text:p>4.64897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951000">
            <text:p>3236951000</text:p>
          </table:table-cell>
          <table:table-cell office:value-type="float" office:value="4.70984">
            <text:p>4.70984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972000">
            <text:p>3236972000</text:p>
          </table:table-cell>
          <table:table-cell office:value-type="float" office:value="4.59662">
            <text:p>4.59662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6993000">
            <text:p>3236993000</text:p>
          </table:table-cell>
          <table:table-cell office:value-type="float" office:value="4.59175">
            <text:p>4.59175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014000">
            <text:p>3237014000</text:p>
          </table:table-cell>
          <table:table-cell office:value-type="float" office:value="4.68671">
            <text:p>4.68671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035000">
            <text:p>3237035000</text:p>
          </table:table-cell>
          <table:table-cell office:value-type="float" office:value="4.67576">
            <text:p>4.67576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056000">
            <text:p>3237056000</text:p>
          </table:table-cell>
          <table:table-cell office:value-type="float" office:value="4.49314">
            <text:p>4.49314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076000">
            <text:p>3237076000</text:p>
          </table:table-cell>
          <table:table-cell office:value-type="float" office:value="4.67697">
            <text:p>4.6769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097000">
            <text:p>3237097000</text:p>
          </table:table-cell>
          <table:table-cell office:value-type="float" office:value="4.60149">
            <text:p>4.60149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119000">
            <text:p>3237119000</text:p>
          </table:table-cell>
          <table:table-cell office:value-type="float" office:value="4.72811">
            <text:p>4.7281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139000">
            <text:p>3237139000</text:p>
          </table:table-cell>
          <table:table-cell office:value-type="float" office:value="4.65506">
            <text:p>4.65506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160000">
            <text:p>3237160000</text:p>
          </table:table-cell>
          <table:table-cell office:value-type="float" office:value="4.71106">
            <text:p>4.71106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181000">
            <text:p>3237181000</text:p>
          </table:table-cell>
          <table:table-cell office:value-type="float" office:value="4.59419">
            <text:p>4.59419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202000">
            <text:p>3237202000</text:p>
          </table:table-cell>
          <table:table-cell office:value-type="float" office:value="4.52723">
            <text:p>4.52723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223000">
            <text:p>3237223000</text:p>
          </table:table-cell>
          <table:table-cell office:value-type="float" office:value="4.59297">
            <text:p>4.59297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244000">
            <text:p>3237244000</text:p>
          </table:table-cell>
          <table:table-cell office:value-type="float" office:value="4.69523">
            <text:p>4.6952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265000">
            <text:p>3237265000</text:p>
          </table:table-cell>
          <table:table-cell office:value-type="float" office:value="4.6648">
            <text:p>4.6648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286000">
            <text:p>3237286000</text:p>
          </table:table-cell>
          <table:table-cell office:value-type="float" office:value="4.59784">
            <text:p>4.59784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307000">
            <text:p>3237307000</text:p>
          </table:table-cell>
          <table:table-cell office:value-type="float" office:value="4.67332">
            <text:p>4.67332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327000">
            <text:p>3237327000</text:p>
          </table:table-cell>
          <table:table-cell office:value-type="float" office:value="4.56618">
            <text:p>4.56618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348000">
            <text:p>3237348000</text:p>
          </table:table-cell>
          <table:table-cell office:value-type="float" office:value="4.59784">
            <text:p>4.59784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369000">
            <text:p>3237369000</text:p>
          </table:table-cell>
          <table:table-cell office:value-type="float" office:value="4.66967">
            <text:p>4.66967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390000">
            <text:p>3237390000</text:p>
          </table:table-cell>
          <table:table-cell office:value-type="float" office:value="4.59175">
            <text:p>4.59175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411000">
            <text:p>3237411000</text:p>
          </table:table-cell>
          <table:table-cell office:value-type="float" office:value="4.59175">
            <text:p>4.59175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432000">
            <text:p>3237432000</text:p>
          </table:table-cell>
          <table:table-cell office:value-type="float" office:value="4.48827">
            <text:p>4.48827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453000">
            <text:p>3237453000</text:p>
          </table:table-cell>
          <table:table-cell office:value-type="float" office:value="4.6161">
            <text:p>4.6161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474000">
            <text:p>3237474000</text:p>
          </table:table-cell>
          <table:table-cell office:value-type="float" office:value="4.65749">
            <text:p>4.65749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495000">
            <text:p>3237495000</text:p>
          </table:table-cell>
          <table:table-cell office:value-type="float" office:value="4.60758">
            <text:p>4.60758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516000">
            <text:p>3237516000</text:p>
          </table:table-cell>
          <table:table-cell office:value-type="float" office:value="4.5954">
            <text:p>4.5954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537000">
            <text:p>3237537000</text:p>
          </table:table-cell>
          <table:table-cell office:value-type="float" office:value="4.59297">
            <text:p>4.59297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558000">
            <text:p>3237558000</text:p>
          </table:table-cell>
          <table:table-cell office:value-type="float" office:value="4.58445">
            <text:p>4.58445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579000">
            <text:p>3237579000</text:p>
          </table:table-cell>
          <table:table-cell office:value-type="float" office:value="4.69158">
            <text:p>4.69158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600000">
            <text:p>3237600000</text:p>
          </table:table-cell>
          <table:table-cell office:value-type="float" office:value="4.60514">
            <text:p>4.60514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621000">
            <text:p>3237621000</text:p>
          </table:table-cell>
          <table:table-cell office:value-type="float" office:value="4.6648">
            <text:p>4.6648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642000">
            <text:p>3237642000</text:p>
          </table:table-cell>
          <table:table-cell office:value-type="float" office:value="4.65749">
            <text:p>4.65749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663000">
            <text:p>3237663000</text:p>
          </table:table-cell>
          <table:table-cell office:value-type="float" office:value="4.60393">
            <text:p>4.60393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684000">
            <text:p>3237684000</text:p>
          </table:table-cell>
          <table:table-cell office:value-type="float" office:value="4.58688">
            <text:p>4.5868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705000">
            <text:p>3237705000</text:p>
          </table:table-cell>
          <table:table-cell office:value-type="float" office:value="4.6855">
            <text:p>4.685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726000">
            <text:p>3237726000</text:p>
          </table:table-cell>
          <table:table-cell office:value-type="float" office:value="4.68306">
            <text:p>4.68306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747000">
            <text:p>3237747000</text:p>
          </table:table-cell>
          <table:table-cell office:value-type="float" office:value="4.61123">
            <text:p>4.61123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768000">
            <text:p>3237768000</text:p>
          </table:table-cell>
          <table:table-cell office:value-type="float" office:value="4.59906">
            <text:p>4.59906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789000">
            <text:p>3237789000</text:p>
          </table:table-cell>
          <table:table-cell office:value-type="float" office:value="4.58688">
            <text:p>4.58688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810000">
            <text:p>3237810000</text:p>
          </table:table-cell>
          <table:table-cell office:value-type="float" office:value="4.62462">
            <text:p>4.62462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831000">
            <text:p>3237831000</text:p>
          </table:table-cell>
          <table:table-cell office:value-type="float" office:value="4.51992">
            <text:p>4.51992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852000">
            <text:p>3237852000</text:p>
          </table:table-cell>
          <table:table-cell office:value-type="float" office:value="4.71593">
            <text:p>4.71593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873000">
            <text:p>3237873000</text:p>
          </table:table-cell>
          <table:table-cell office:value-type="float" office:value="4.69767">
            <text:p>4.69767</text:p>
          </table:table-cell>
          <table:table-cell office:value-type="float" office:value="3.30063">
            <text:p>3.3006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894000">
            <text:p>3237894000</text:p>
          </table:table-cell>
          <table:table-cell office:value-type="float" office:value="4.62706">
            <text:p>4.62706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915000">
            <text:p>3237915000</text:p>
          </table:table-cell>
          <table:table-cell office:value-type="float" office:value="4.59662">
            <text:p>4.59662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936000">
            <text:p>3237936000</text:p>
          </table:table-cell>
          <table:table-cell office:value-type="float" office:value="4.5954">
            <text:p>4.5954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957000">
            <text:p>3237957000</text:p>
          </table:table-cell>
          <table:table-cell office:value-type="float" office:value="4.60393">
            <text:p>4.60393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978000">
            <text:p>3237978000</text:p>
          </table:table-cell>
          <table:table-cell office:value-type="float" office:value="4.58079">
            <text:p>4.58079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7999000">
            <text:p>3237999000</text:p>
          </table:table-cell>
          <table:table-cell office:value-type="float" office:value="4.66845">
            <text:p>4.66845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020000">
            <text:p>3238020000</text:p>
          </table:table-cell>
          <table:table-cell office:value-type="float" office:value="4.55523">
            <text:p>4.55523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041000">
            <text:p>3238041000</text:p>
          </table:table-cell>
          <table:table-cell office:value-type="float" office:value="4.57349">
            <text:p>4.5734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062000">
            <text:p>3238062000</text:p>
          </table:table-cell>
          <table:table-cell office:value-type="float" office:value="4.69645">
            <text:p>4.69645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083000">
            <text:p>3238083000</text:p>
          </table:table-cell>
          <table:table-cell office:value-type="float" office:value="4.55766">
            <text:p>4.55766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104000">
            <text:p>3238104000</text:p>
          </table:table-cell>
          <table:table-cell office:value-type="float" office:value="4.68063">
            <text:p>4.68063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125000">
            <text:p>3238125000</text:p>
          </table:table-cell>
          <table:table-cell office:value-type="float" office:value="4.53697">
            <text:p>4.53697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146000">
            <text:p>3238146000</text:p>
          </table:table-cell>
          <table:table-cell office:value-type="float" office:value="4.65993">
            <text:p>4.65993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167000">
            <text:p>3238167000</text:p>
          </table:table-cell>
          <table:table-cell office:value-type="float" office:value="4.53331">
            <text:p>4.53331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188000">
            <text:p>3238188000</text:p>
          </table:table-cell>
          <table:table-cell office:value-type="float" office:value="4.68063">
            <text:p>4.68063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209000">
            <text:p>3238209000</text:p>
          </table:table-cell>
          <table:table-cell office:value-type="float" office:value="4.54914">
            <text:p>4.54914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230000">
            <text:p>3238230000</text:p>
          </table:table-cell>
          <table:table-cell office:value-type="float" office:value="4.6441">
            <text:p>4.6441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251000">
            <text:p>3238251000</text:p>
          </table:table-cell>
          <table:table-cell office:value-type="float" office:value="4.52844">
            <text:p>4.52844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272000">
            <text:p>3238272000</text:p>
          </table:table-cell>
          <table:table-cell office:value-type="float" office:value="4.69037">
            <text:p>4.69037</text:p>
          </table:table-cell>
          <table:table-cell office:value-type="float" office:value="3.3007">
            <text:p>3.300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293000">
            <text:p>3238293000</text:p>
          </table:table-cell>
          <table:table-cell office:value-type="float" office:value="4.68184">
            <text:p>4.68184</text:p>
          </table:table-cell>
          <table:table-cell office:value-type="float" office:value="3.29819">
            <text:p>3.2981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314000">
            <text:p>3238314000</text:p>
          </table:table-cell>
          <table:table-cell office:value-type="float" office:value="4.6721">
            <text:p>4.672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334000">
            <text:p>3238334000</text:p>
          </table:table-cell>
          <table:table-cell office:value-type="float" office:value="4.71593">
            <text:p>4.71593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355000">
            <text:p>3238355000</text:p>
          </table:table-cell>
          <table:table-cell office:value-type="float" office:value="4.57836">
            <text:p>4.57836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376000">
            <text:p>3238376000</text:p>
          </table:table-cell>
          <table:table-cell office:value-type="float" office:value="4.6928">
            <text:p>4.6928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397000">
            <text:p>3238397000</text:p>
          </table:table-cell>
          <table:table-cell office:value-type="float" office:value="4.58323">
            <text:p>4.58323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418000">
            <text:p>3238418000</text:p>
          </table:table-cell>
          <table:table-cell office:value-type="float" office:value="4.69402">
            <text:p>4.69402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439000">
            <text:p>3238439000</text:p>
          </table:table-cell>
          <table:table-cell office:value-type="float" office:value="4.66236">
            <text:p>4.66236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460000">
            <text:p>3238460000</text:p>
          </table:table-cell>
          <table:table-cell office:value-type="float" office:value="4.65628">
            <text:p>4.65628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481000">
            <text:p>3238481000</text:p>
          </table:table-cell>
          <table:table-cell office:value-type="float" office:value="4.68671">
            <text:p>4.6867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502000">
            <text:p>3238502000</text:p>
          </table:table-cell>
          <table:table-cell office:value-type="float" office:value="4.60149">
            <text:p>4.60149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523000">
            <text:p>3238523000</text:p>
          </table:table-cell>
          <table:table-cell office:value-type="float" office:value="4.64288">
            <text:p>4.64288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544000">
            <text:p>3238544000</text:p>
          </table:table-cell>
          <table:table-cell office:value-type="float" office:value="4.64288">
            <text:p>4.64288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564000">
            <text:p>3238564000</text:p>
          </table:table-cell>
          <table:table-cell office:value-type="float" office:value="4.70984">
            <text:p>4.7098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585000">
            <text:p>3238585000</text:p>
          </table:table-cell>
          <table:table-cell office:value-type="float" office:value="4.69767">
            <text:p>4.69767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606000">
            <text:p>3238606000</text:p>
          </table:table-cell>
          <table:table-cell office:value-type="float" office:value="4.69037">
            <text:p>4.69037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627000">
            <text:p>3238627000</text:p>
          </table:table-cell>
          <table:table-cell office:value-type="float" office:value="4.66602">
            <text:p>4.66602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648000">
            <text:p>3238648000</text:p>
          </table:table-cell>
          <table:table-cell office:value-type="float" office:value="4.54184">
            <text:p>4.54184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669000">
            <text:p>3238669000</text:p>
          </table:table-cell>
          <table:table-cell office:value-type="float" office:value="4.53818">
            <text:p>4.53818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690000">
            <text:p>3238690000</text:p>
          </table:table-cell>
          <table:table-cell office:value-type="float" office:value="4.65019">
            <text:p>4.65019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711000">
            <text:p>3238711000</text:p>
          </table:table-cell>
          <table:table-cell office:value-type="float" office:value="4.6441">
            <text:p>4.6441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732000">
            <text:p>3238732000</text:p>
          </table:table-cell>
          <table:table-cell office:value-type="float" office:value="4.56375">
            <text:p>4.56375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753000">
            <text:p>3238753000</text:p>
          </table:table-cell>
          <table:table-cell office:value-type="float" office:value="4.67332">
            <text:p>4.67332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774000">
            <text:p>3238774000</text:p>
          </table:table-cell>
          <table:table-cell office:value-type="float" office:value="4.59784">
            <text:p>4.59784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795000">
            <text:p>3238795000</text:p>
          </table:table-cell>
          <table:table-cell office:value-type="float" office:value="4.65628">
            <text:p>4.65628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815000">
            <text:p>3238815000</text:p>
          </table:table-cell>
          <table:table-cell office:value-type="float" office:value="4.57958">
            <text:p>4.57958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836000">
            <text:p>3238836000</text:p>
          </table:table-cell>
          <table:table-cell office:value-type="float" office:value="4.47244">
            <text:p>4.47244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857000">
            <text:p>3238857000</text:p>
          </table:table-cell>
          <table:table-cell office:value-type="float" office:value="4.5114">
            <text:p>4.5114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878000">
            <text:p>3238878000</text:p>
          </table:table-cell>
          <table:table-cell office:value-type="float" office:value="4.7208">
            <text:p>4.7208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899000">
            <text:p>3238899000</text:p>
          </table:table-cell>
          <table:table-cell office:value-type="float" office:value="4.69158">
            <text:p>4.69158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920000">
            <text:p>3238920000</text:p>
          </table:table-cell>
          <table:table-cell office:value-type="float" office:value="4.53575">
            <text:p>4.53575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941000">
            <text:p>3238941000</text:p>
          </table:table-cell>
          <table:table-cell office:value-type="float" office:value="4.63314">
            <text:p>4.63314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962000">
            <text:p>3238962000</text:p>
          </table:table-cell>
          <table:table-cell office:value-type="float" office:value="4.7001">
            <text:p>4.7001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8983000">
            <text:p>3238983000</text:p>
          </table:table-cell>
          <table:table-cell office:value-type="float" office:value="4.49435">
            <text:p>4.49435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004000">
            <text:p>3239004000</text:p>
          </table:table-cell>
          <table:table-cell office:value-type="float" office:value="4.66358">
            <text:p>4.66358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025000">
            <text:p>3239025000</text:p>
          </table:table-cell>
          <table:table-cell office:value-type="float" office:value="4.67089">
            <text:p>4.67089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046000">
            <text:p>3239046000</text:p>
          </table:table-cell>
          <table:table-cell office:value-type="float" office:value="4.63923">
            <text:p>4.63923</text:p>
          </table:table-cell>
          <table:table-cell office:value-type="float" office:value="3.29803">
            <text:p>3.298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067000">
            <text:p>3239067000</text:p>
          </table:table-cell>
          <table:table-cell office:value-type="float" office:value="4.53697">
            <text:p>4.53697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088000">
            <text:p>3239088000</text:p>
          </table:table-cell>
          <table:table-cell office:value-type="float" office:value="4.5881">
            <text:p>4.5881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109000">
            <text:p>3239109000</text:p>
          </table:table-cell>
          <table:table-cell office:value-type="float" office:value="4.61854">
            <text:p>4.61854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130000">
            <text:p>3239130000</text:p>
          </table:table-cell>
          <table:table-cell office:value-type="float" office:value="4.66723">
            <text:p>4.66723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151000">
            <text:p>3239151000</text:p>
          </table:table-cell>
          <table:table-cell office:value-type="float" office:value="4.60027">
            <text:p>4.60027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172000">
            <text:p>3239172000</text:p>
          </table:table-cell>
          <table:table-cell office:value-type="float" office:value="4.61123">
            <text:p>4.61123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193000">
            <text:p>3239193000</text:p>
          </table:table-cell>
          <table:table-cell office:value-type="float" office:value="4.65749">
            <text:p>4.65749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214000">
            <text:p>3239214000</text:p>
          </table:table-cell>
          <table:table-cell office:value-type="float" office:value="4.59053">
            <text:p>4.59053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235000">
            <text:p>3239235000</text:p>
          </table:table-cell>
          <table:table-cell office:value-type="float" office:value="4.57227">
            <text:p>4.57227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256000">
            <text:p>3239256000</text:p>
          </table:table-cell>
          <table:table-cell office:value-type="float" office:value="4.6648">
            <text:p>4.6648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277000">
            <text:p>3239277000</text:p>
          </table:table-cell>
          <table:table-cell office:value-type="float" office:value="4.55158">
            <text:p>4.55158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298000">
            <text:p>3239298000</text:p>
          </table:table-cell>
          <table:table-cell office:value-type="float" office:value="4.67819">
            <text:p>4.67819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319000">
            <text:p>3239319000</text:p>
          </table:table-cell>
          <table:table-cell office:value-type="float" office:value="4.57592">
            <text:p>4.57592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340000">
            <text:p>3239340000</text:p>
          </table:table-cell>
          <table:table-cell office:value-type="float" office:value="4.5601">
            <text:p>4.5601</text:p>
          </table:table-cell>
          <table:table-cell office:value-type="float" office:value="3.29803">
            <text:p>3.298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361000">
            <text:p>3239361000</text:p>
          </table:table-cell>
          <table:table-cell office:value-type="float" office:value="4.69158">
            <text:p>4.69158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382000">
            <text:p>3239382000</text:p>
          </table:table-cell>
          <table:table-cell office:value-type="float" office:value="4.64045">
            <text:p>4.6404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403000">
            <text:p>3239403000</text:p>
          </table:table-cell>
          <table:table-cell office:value-type="float" office:value="4.6088">
            <text:p>4.6088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424000">
            <text:p>3239424000</text:p>
          </table:table-cell>
          <table:table-cell office:value-type="float" office:value="4.72445">
            <text:p>4.72445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445000">
            <text:p>3239445000</text:p>
          </table:table-cell>
          <table:table-cell office:value-type="float" office:value="4.7695">
            <text:p>4.7695</text:p>
          </table:table-cell>
          <table:table-cell office:value-type="float" office:value="3.29811">
            <text:p>3.298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466000">
            <text:p>3239466000</text:p>
          </table:table-cell>
          <table:table-cell office:value-type="float" office:value="4.76098">
            <text:p>4.76098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487000">
            <text:p>3239487000</text:p>
          </table:table-cell>
          <table:table-cell office:value-type="float" office:value="4.6368">
            <text:p>4.6368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508000">
            <text:p>3239508000</text:p>
          </table:table-cell>
          <table:table-cell office:value-type="float" office:value="4.50409">
            <text:p>4.50409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529000">
            <text:p>3239529000</text:p>
          </table:table-cell>
          <table:table-cell office:value-type="float" office:value="4.61245">
            <text:p>4.61245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550000">
            <text:p>3239550000</text:p>
          </table:table-cell>
          <table:table-cell office:value-type="float" office:value="4.68306">
            <text:p>4.68306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571000">
            <text:p>3239571000</text:p>
          </table:table-cell>
          <table:table-cell office:value-type="float" office:value="4.73906">
            <text:p>4.73906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592000">
            <text:p>3239592000</text:p>
          </table:table-cell>
          <table:table-cell office:value-type="float" office:value="4.75611">
            <text:p>4.75611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613000">
            <text:p>3239613000</text:p>
          </table:table-cell>
          <table:table-cell office:value-type="float" office:value="4.6928">
            <text:p>4.6928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634000">
            <text:p>3239634000</text:p>
          </table:table-cell>
          <table:table-cell office:value-type="float" office:value="4.59175">
            <text:p>4.59175</text:p>
          </table:table-cell>
          <table:table-cell office:value-type="float" office:value="3.30132">
            <text:p>3.301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655000">
            <text:p>3239655000</text:p>
          </table:table-cell>
          <table:table-cell office:value-type="float" office:value="4.77193">
            <text:p>4.77193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676000">
            <text:p>3239676000</text:p>
          </table:table-cell>
          <table:table-cell office:value-type="float" office:value="4.6088">
            <text:p>4.6088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697000">
            <text:p>3239697000</text:p>
          </table:table-cell>
          <table:table-cell office:value-type="float" office:value="4.79507">
            <text:p>4.79507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718000">
            <text:p>3239718000</text:p>
          </table:table-cell>
          <table:table-cell office:value-type="float" office:value="4.71715">
            <text:p>4.7171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739000">
            <text:p>3239739000</text:p>
          </table:table-cell>
          <table:table-cell office:value-type="float" office:value="4.58323">
            <text:p>4.58323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760000">
            <text:p>3239760000</text:p>
          </table:table-cell>
          <table:table-cell office:value-type="float" office:value="4.72567">
            <text:p>4.72567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781000">
            <text:p>3239781000</text:p>
          </table:table-cell>
          <table:table-cell office:value-type="float" office:value="4.55766">
            <text:p>4.55766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802000">
            <text:p>3239802000</text:p>
          </table:table-cell>
          <table:table-cell office:value-type="float" office:value="4.76098">
            <text:p>4.76098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822000">
            <text:p>3239822000</text:p>
          </table:table-cell>
          <table:table-cell office:value-type="float" office:value="4.7695">
            <text:p>4.7695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843000">
            <text:p>3239843000</text:p>
          </table:table-cell>
          <table:table-cell office:value-type="float" office:value="4.67941">
            <text:p>4.67941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864000">
            <text:p>3239864000</text:p>
          </table:table-cell>
          <table:table-cell office:value-type="float" office:value="4.7695">
            <text:p>4.7695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885000">
            <text:p>3239885000</text:p>
          </table:table-cell>
          <table:table-cell office:value-type="float" office:value="4.71471">
            <text:p>4.71471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906000">
            <text:p>3239906000</text:p>
          </table:table-cell>
          <table:table-cell office:value-type="float" office:value="4.64775">
            <text:p>4.64775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927000">
            <text:p>3239927000</text:p>
          </table:table-cell>
          <table:table-cell office:value-type="float" office:value="4.67089">
            <text:p>4.67089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948000">
            <text:p>3239948000</text:p>
          </table:table-cell>
          <table:table-cell office:value-type="float" office:value="4.7001">
            <text:p>4.700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969000">
            <text:p>3239969000</text:p>
          </table:table-cell>
          <table:table-cell office:value-type="float" office:value="4.62584">
            <text:p>4.62584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39990000">
            <text:p>3239990000</text:p>
          </table:table-cell>
          <table:table-cell office:value-type="float" office:value="4.69402">
            <text:p>4.69402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011000">
            <text:p>3240011000</text:p>
          </table:table-cell>
          <table:table-cell office:value-type="float" office:value="4.7208">
            <text:p>4.7208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032000">
            <text:p>3240032000</text:p>
          </table:table-cell>
          <table:table-cell office:value-type="float" office:value="4.66967">
            <text:p>4.66967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052000">
            <text:p>3240052000</text:p>
          </table:table-cell>
          <table:table-cell office:value-type="float" office:value="4.73054">
            <text:p>4.73054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073000">
            <text:p>3240073000</text:p>
          </table:table-cell>
          <table:table-cell office:value-type="float" office:value="4.53331">
            <text:p>4.5333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094000">
            <text:p>3240094000</text:p>
          </table:table-cell>
          <table:table-cell office:value-type="float" office:value="4.54427">
            <text:p>4.54427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115000">
            <text:p>3240115000</text:p>
          </table:table-cell>
          <table:table-cell office:value-type="float" office:value="4.64167">
            <text:p>4.64167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136000">
            <text:p>3240136000</text:p>
          </table:table-cell>
          <table:table-cell office:value-type="float" office:value="4.70254">
            <text:p>4.70254</text:p>
          </table:table-cell>
          <table:table-cell office:value-type="float" office:value="3.30048">
            <text:p>3.300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157000">
            <text:p>3240157000</text:p>
          </table:table-cell>
          <table:table-cell office:value-type="float" office:value="4.63071">
            <text:p>4.63071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178000">
            <text:p>3240178000</text:p>
          </table:table-cell>
          <table:table-cell office:value-type="float" office:value="4.51992">
            <text:p>4.51992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199000">
            <text:p>3240199000</text:p>
          </table:table-cell>
          <table:table-cell office:value-type="float" office:value="4.62827">
            <text:p>4.62827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220000">
            <text:p>3240220000</text:p>
          </table:table-cell>
          <table:table-cell office:value-type="float" office:value="4.60514">
            <text:p>4.60514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241000">
            <text:p>3240241000</text:p>
          </table:table-cell>
          <table:table-cell office:value-type="float" office:value="4.62949">
            <text:p>4.6294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262000">
            <text:p>3240262000</text:p>
          </table:table-cell>
          <table:table-cell office:value-type="float" office:value="4.70254">
            <text:p>4.70254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283000">
            <text:p>3240283000</text:p>
          </table:table-cell>
          <table:table-cell office:value-type="float" office:value="4.63314">
            <text:p>4.63314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303000">
            <text:p>3240303000</text:p>
          </table:table-cell>
          <table:table-cell office:value-type="float" office:value="4.52479">
            <text:p>4.52479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324000">
            <text:p>3240324000</text:p>
          </table:table-cell>
          <table:table-cell office:value-type="float" office:value="4.67941">
            <text:p>4.67941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345000">
            <text:p>3240345000</text:p>
          </table:table-cell>
          <table:table-cell office:value-type="float" office:value="4.65871">
            <text:p>4.65871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366000">
            <text:p>3240366000</text:p>
          </table:table-cell>
          <table:table-cell office:value-type="float" office:value="4.58323">
            <text:p>4.58323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387000">
            <text:p>3240387000</text:p>
          </table:table-cell>
          <table:table-cell office:value-type="float" office:value="4.65749">
            <text:p>4.65749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408000">
            <text:p>3240408000</text:p>
          </table:table-cell>
          <table:table-cell office:value-type="float" office:value="4.48827">
            <text:p>4.48827</text:p>
          </table:table-cell>
          <table:table-cell office:value-type="float" office:value="3.29811">
            <text:p>3.298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429000">
            <text:p>3240429000</text:p>
          </table:table-cell>
          <table:table-cell office:value-type="float" office:value="4.66115">
            <text:p>4.66115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450000">
            <text:p>3240450000</text:p>
          </table:table-cell>
          <table:table-cell office:value-type="float" office:value="4.58445">
            <text:p>4.58445</text:p>
          </table:table-cell>
          <table:table-cell office:value-type="float" office:value="3.29803">
            <text:p>3.298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471000">
            <text:p>3240471000</text:p>
          </table:table-cell>
          <table:table-cell office:value-type="float" office:value="4.62827">
            <text:p>4.62827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492000">
            <text:p>3240492000</text:p>
          </table:table-cell>
          <table:table-cell office:value-type="float" office:value="4.68793">
            <text:p>4.68793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513000">
            <text:p>3240513000</text:p>
          </table:table-cell>
          <table:table-cell office:value-type="float" office:value="4.56253">
            <text:p>4.56253</text:p>
          </table:table-cell>
          <table:table-cell office:value-type="float" office:value="3.29834">
            <text:p>3.2983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534000">
            <text:p>3240534000</text:p>
          </table:table-cell>
          <table:table-cell office:value-type="float" office:value="4.63314">
            <text:p>4.63314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555000">
            <text:p>3240555000</text:p>
          </table:table-cell>
          <table:table-cell office:value-type="float" office:value="4.55888">
            <text:p>4.55888</text:p>
          </table:table-cell>
          <table:table-cell office:value-type="float" office:value="3.30048">
            <text:p>3.300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576000">
            <text:p>3240576000</text:p>
          </table:table-cell>
          <table:table-cell office:value-type="float" office:value="4.66602">
            <text:p>4.66602</text:p>
          </table:table-cell>
          <table:table-cell office:value-type="float" office:value="3.30055">
            <text:p>3.3005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597000">
            <text:p>3240597000</text:p>
          </table:table-cell>
          <table:table-cell office:value-type="float" office:value="4.6161">
            <text:p>4.6161</text:p>
          </table:table-cell>
          <table:table-cell office:value-type="float" office:value="3.29819">
            <text:p>3.2981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618000">
            <text:p>3240618000</text:p>
          </table:table-cell>
          <table:table-cell office:value-type="float" office:value="4.48461">
            <text:p>4.4846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639000">
            <text:p>3240639000</text:p>
          </table:table-cell>
          <table:table-cell office:value-type="float" office:value="4.66845">
            <text:p>4.66845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660000">
            <text:p>3240660000</text:p>
          </table:table-cell>
          <table:table-cell office:value-type="float" office:value="4.6441">
            <text:p>4.6441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681000">
            <text:p>3240681000</text:p>
          </table:table-cell>
          <table:table-cell office:value-type="float" office:value="4.58445">
            <text:p>4.58445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702000">
            <text:p>3240702000</text:p>
          </table:table-cell>
          <table:table-cell office:value-type="float" office:value="4.62097">
            <text:p>4.62097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723000">
            <text:p>3240723000</text:p>
          </table:table-cell>
          <table:table-cell office:value-type="float" office:value="4.69402">
            <text:p>4.69402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744000">
            <text:p>3240744000</text:p>
          </table:table-cell>
          <table:table-cell office:value-type="float" office:value="4.66845">
            <text:p>4.6684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765000">
            <text:p>3240765000</text:p>
          </table:table-cell>
          <table:table-cell office:value-type="float" office:value="4.58445">
            <text:p>4.58445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786000">
            <text:p>3240786000</text:p>
          </table:table-cell>
          <table:table-cell office:value-type="float" office:value="4.58201">
            <text:p>4.58201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807000">
            <text:p>3240807000</text:p>
          </table:table-cell>
          <table:table-cell office:value-type="float" office:value="4.59419">
            <text:p>4.5941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828000">
            <text:p>3240828000</text:p>
          </table:table-cell>
          <table:table-cell office:value-type="float" office:value="4.58932">
            <text:p>4.58932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849000">
            <text:p>3240849000</text:p>
          </table:table-cell>
          <table:table-cell office:value-type="float" office:value="4.57471">
            <text:p>4.57471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870000">
            <text:p>3240870000</text:p>
          </table:table-cell>
          <table:table-cell office:value-type="float" office:value="4.67089">
            <text:p>4.6708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891000">
            <text:p>3240891000</text:p>
          </table:table-cell>
          <table:table-cell office:value-type="float" office:value="4.5114">
            <text:p>4.5114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912000">
            <text:p>3240912000</text:p>
          </table:table-cell>
          <table:table-cell office:value-type="float" office:value="4.54549">
            <text:p>4.5454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933000">
            <text:p>3240933000</text:p>
          </table:table-cell>
          <table:table-cell office:value-type="float" office:value="4.54549">
            <text:p>4.54549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954000">
            <text:p>3240954000</text:p>
          </table:table-cell>
          <table:table-cell office:value-type="float" office:value="4.51992">
            <text:p>4.51992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975000">
            <text:p>3240975000</text:p>
          </table:table-cell>
          <table:table-cell office:value-type="float" office:value="4.51018">
            <text:p>4.51018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0996000">
            <text:p>3240996000</text:p>
          </table:table-cell>
          <table:table-cell office:value-type="float" office:value="4.64288">
            <text:p>4.64288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017000">
            <text:p>3241017000</text:p>
          </table:table-cell>
          <table:table-cell office:value-type="float" office:value="4.61732">
            <text:p>4.61732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038000">
            <text:p>3241038000</text:p>
          </table:table-cell>
          <table:table-cell office:value-type="float" office:value="4.63801">
            <text:p>4.6380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059000">
            <text:p>3241059000</text:p>
          </table:table-cell>
          <table:table-cell office:value-type="float" office:value="4.62584">
            <text:p>4.62584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080000">
            <text:p>3241080000</text:p>
          </table:table-cell>
          <table:table-cell office:value-type="float" office:value="4.5187">
            <text:p>4.5187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101000">
            <text:p>3241101000</text:p>
          </table:table-cell>
          <table:table-cell office:value-type="float" office:value="4.5321">
            <text:p>4.532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122000">
            <text:p>3241122000</text:p>
          </table:table-cell>
          <table:table-cell office:value-type="float" office:value="4.52601">
            <text:p>4.5260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143000">
            <text:p>3241143000</text:p>
          </table:table-cell>
          <table:table-cell office:value-type="float" office:value="4.59419">
            <text:p>4.59419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164000">
            <text:p>3241164000</text:p>
          </table:table-cell>
          <table:table-cell office:value-type="float" office:value="4.60271">
            <text:p>4.60271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185000">
            <text:p>3241185000</text:p>
          </table:table-cell>
          <table:table-cell office:value-type="float" office:value="4.5601">
            <text:p>4.5601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206000">
            <text:p>3241206000</text:p>
          </table:table-cell>
          <table:table-cell office:value-type="float" office:value="4.56984">
            <text:p>4.56984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227000">
            <text:p>3241227000</text:p>
          </table:table-cell>
          <table:table-cell office:value-type="float" office:value="4.4627">
            <text:p>4.4627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248000">
            <text:p>3241248000</text:p>
          </table:table-cell>
          <table:table-cell office:value-type="float" office:value="4.66967">
            <text:p>4.66967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269000">
            <text:p>3241269000</text:p>
          </table:table-cell>
          <table:table-cell office:value-type="float" office:value="4.50288">
            <text:p>4.50288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290000">
            <text:p>3241290000</text:p>
          </table:table-cell>
          <table:table-cell office:value-type="float" office:value="4.54914">
            <text:p>4.5491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310000">
            <text:p>3241310000</text:p>
          </table:table-cell>
          <table:table-cell office:value-type="float" office:value="4.68306">
            <text:p>4.68306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331000">
            <text:p>3241331000</text:p>
          </table:table-cell>
          <table:table-cell office:value-type="float" office:value="4.57227">
            <text:p>4.57227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352000">
            <text:p>3241352000</text:p>
          </table:table-cell>
          <table:table-cell office:value-type="float" office:value="4.65993">
            <text:p>4.65993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373000">
            <text:p>3241373000</text:p>
          </table:table-cell>
          <table:table-cell office:value-type="float" office:value="4.57836">
            <text:p>4.57836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394000">
            <text:p>3241394000</text:p>
          </table:table-cell>
          <table:table-cell office:value-type="float" office:value="4.66115">
            <text:p>4.66115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415000">
            <text:p>3241415000</text:p>
          </table:table-cell>
          <table:table-cell office:value-type="float" office:value="4.67089">
            <text:p>4.67089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436000">
            <text:p>3241436000</text:p>
          </table:table-cell>
          <table:table-cell office:value-type="float" office:value="4.67697">
            <text:p>4.67697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457000">
            <text:p>3241457000</text:p>
          </table:table-cell>
          <table:table-cell office:value-type="float" office:value="4.63558">
            <text:p>4.63558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478000">
            <text:p>3241478000</text:p>
          </table:table-cell>
          <table:table-cell office:value-type="float" office:value="4.48705">
            <text:p>4.48705</text:p>
          </table:table-cell>
          <table:table-cell office:value-type="float" office:value="3.29796">
            <text:p>3.2979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499000">
            <text:p>3241499000</text:p>
          </table:table-cell>
          <table:table-cell office:value-type="float" office:value="4.65628">
            <text:p>4.65628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520000">
            <text:p>3241520000</text:p>
          </table:table-cell>
          <table:table-cell office:value-type="float" office:value="4.5114">
            <text:p>4.5114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540000">
            <text:p>3241540000</text:p>
          </table:table-cell>
          <table:table-cell office:value-type="float" office:value="4.59784">
            <text:p>4.59784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561000">
            <text:p>3241561000</text:p>
          </table:table-cell>
          <table:table-cell office:value-type="float" office:value="4.50288">
            <text:p>4.50288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582000">
            <text:p>3241582000</text:p>
          </table:table-cell>
          <table:table-cell office:value-type="float" office:value="4.64654">
            <text:p>4.64654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603000">
            <text:p>3241603000</text:p>
          </table:table-cell>
          <table:table-cell office:value-type="float" office:value="4.66602">
            <text:p>4.66602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624000">
            <text:p>3241624000</text:p>
          </table:table-cell>
          <table:table-cell office:value-type="float" office:value="4.58566">
            <text:p>4.58566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645000">
            <text:p>3241645000</text:p>
          </table:table-cell>
          <table:table-cell office:value-type="float" office:value="4.45661">
            <text:p>4.45661</text:p>
          </table:table-cell>
          <table:table-cell office:value-type="float" office:value="3.29796">
            <text:p>3.2979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666000">
            <text:p>3241666000</text:p>
          </table:table-cell>
          <table:table-cell office:value-type="float" office:value="4.47609">
            <text:p>4.47609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687000">
            <text:p>3241687000</text:p>
          </table:table-cell>
          <table:table-cell office:value-type="float" office:value="4.61732">
            <text:p>4.61732</text:p>
          </table:table-cell>
          <table:table-cell office:value-type="float" office:value="3.30055">
            <text:p>3.3005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708000">
            <text:p>3241708000</text:p>
          </table:table-cell>
          <table:table-cell office:value-type="float" office:value="4.5394">
            <text:p>4.5394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729000">
            <text:p>3241729000</text:p>
          </table:table-cell>
          <table:table-cell office:value-type="float" office:value="4.54549">
            <text:p>4.54549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750000">
            <text:p>3241750000</text:p>
          </table:table-cell>
          <table:table-cell office:value-type="float" office:value="4.66115">
            <text:p>4.66115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771000">
            <text:p>3241771000</text:p>
          </table:table-cell>
          <table:table-cell office:value-type="float" office:value="4.65628">
            <text:p>4.65628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791000">
            <text:p>3241791000</text:p>
          </table:table-cell>
          <table:table-cell office:value-type="float" office:value="4.7135">
            <text:p>4.713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812000">
            <text:p>3241812000</text:p>
          </table:table-cell>
          <table:table-cell office:value-type="float" office:value="4.47122">
            <text:p>4.47122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833000">
            <text:p>3241833000</text:p>
          </table:table-cell>
          <table:table-cell office:value-type="float" office:value="4.49435">
            <text:p>4.49435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854000">
            <text:p>3241854000</text:p>
          </table:table-cell>
          <table:table-cell office:value-type="float" office:value="4.60758">
            <text:p>4.60758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875000">
            <text:p>3241875000</text:p>
          </table:table-cell>
          <table:table-cell office:value-type="float" office:value="4.48948">
            <text:p>4.48948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896000">
            <text:p>3241896000</text:p>
          </table:table-cell>
          <table:table-cell office:value-type="float" office:value="4.71593">
            <text:p>4.71593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917000">
            <text:p>3241917000</text:p>
          </table:table-cell>
          <table:table-cell office:value-type="float" office:value="4.61367">
            <text:p>4.61367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938000">
            <text:p>3241938000</text:p>
          </table:table-cell>
          <table:table-cell office:value-type="float" office:value="4.53818">
            <text:p>4.53818</text:p>
          </table:table-cell>
          <table:table-cell office:value-type="float" office:value="3.30063">
            <text:p>3.3006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959000">
            <text:p>3241959000</text:p>
          </table:table-cell>
          <table:table-cell office:value-type="float" office:value="4.71837">
            <text:p>4.71837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1980000">
            <text:p>3241980000</text:p>
          </table:table-cell>
          <table:table-cell office:value-type="float" office:value="4.55645">
            <text:p>4.55645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001000">
            <text:p>3242001000</text:p>
          </table:table-cell>
          <table:table-cell office:value-type="float" office:value="4.66358">
            <text:p>4.66358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022000">
            <text:p>3242022000</text:p>
          </table:table-cell>
          <table:table-cell office:value-type="float" office:value="4.67697">
            <text:p>4.67697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043000">
            <text:p>3242043000</text:p>
          </table:table-cell>
          <table:table-cell office:value-type="float" office:value="4.69889">
            <text:p>4.6988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064000">
            <text:p>3242064000</text:p>
          </table:table-cell>
          <table:table-cell office:value-type="float" office:value="4.65993">
            <text:p>4.65993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085000">
            <text:p>3242085000</text:p>
          </table:table-cell>
          <table:table-cell office:value-type="float" office:value="4.67332">
            <text:p>4.67332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106000">
            <text:p>3242106000</text:p>
          </table:table-cell>
          <table:table-cell office:value-type="float" office:value="4.57592">
            <text:p>4.57592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127000">
            <text:p>3242127000</text:p>
          </table:table-cell>
          <table:table-cell office:value-type="float" office:value="4.64288">
            <text:p>4.64288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148000">
            <text:p>3242148000</text:p>
          </table:table-cell>
          <table:table-cell office:value-type="float" office:value="4.51018">
            <text:p>4.51018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169000">
            <text:p>3242169000</text:p>
          </table:table-cell>
          <table:table-cell office:value-type="float" office:value="4.67332">
            <text:p>4.67332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190000">
            <text:p>3242190000</text:p>
          </table:table-cell>
          <table:table-cell office:value-type="float" office:value="4.65141">
            <text:p>4.65141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211000">
            <text:p>3242211000</text:p>
          </table:table-cell>
          <table:table-cell office:value-type="float" office:value="4.64897">
            <text:p>4.64897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232000">
            <text:p>3242232000</text:p>
          </table:table-cell>
          <table:table-cell office:value-type="float" office:value="4.5187">
            <text:p>4.5187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253000">
            <text:p>3242253000</text:p>
          </table:table-cell>
          <table:table-cell office:value-type="float" office:value="4.50531">
            <text:p>4.5053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274000">
            <text:p>3242274000</text:p>
          </table:table-cell>
          <table:table-cell office:value-type="float" office:value="4.61001">
            <text:p>4.61001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295000">
            <text:p>3242295000</text:p>
          </table:table-cell>
          <table:table-cell office:value-type="float" office:value="4.71958">
            <text:p>4.7195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316000">
            <text:p>3242316000</text:p>
          </table:table-cell>
          <table:table-cell office:value-type="float" office:value="4.73298">
            <text:p>4.73298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337000">
            <text:p>3242337000</text:p>
          </table:table-cell>
          <table:table-cell office:value-type="float" office:value="4.51505">
            <text:p>4.51505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358000">
            <text:p>3242358000</text:p>
          </table:table-cell>
          <table:table-cell office:value-type="float" office:value="4.55888">
            <text:p>4.55888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379000">
            <text:p>3242379000</text:p>
          </table:table-cell>
          <table:table-cell office:value-type="float" office:value="4.60271">
            <text:p>4.6027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400000">
            <text:p>3242400000</text:p>
          </table:table-cell>
          <table:table-cell office:value-type="float" office:value="4.65749">
            <text:p>4.65749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421000">
            <text:p>3242421000</text:p>
          </table:table-cell>
          <table:table-cell office:value-type="float" office:value="4.6855">
            <text:p>4.6855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442000">
            <text:p>3242442000</text:p>
          </table:table-cell>
          <table:table-cell office:value-type="float" office:value="4.67941">
            <text:p>4.67941</text:p>
          </table:table-cell>
          <table:table-cell office:value-type="float" office:value="3.29811">
            <text:p>3.298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463000">
            <text:p>3242463000</text:p>
          </table:table-cell>
          <table:table-cell office:value-type="float" office:value="4.71228">
            <text:p>4.71228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484000">
            <text:p>3242484000</text:p>
          </table:table-cell>
          <table:table-cell office:value-type="float" office:value="4.63436">
            <text:p>4.63436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505000">
            <text:p>3242505000</text:p>
          </table:table-cell>
          <table:table-cell office:value-type="float" office:value="4.54549">
            <text:p>4.54549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526000">
            <text:p>3242526000</text:p>
          </table:table-cell>
          <table:table-cell office:value-type="float" office:value="4.72689">
            <text:p>4.72689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547000">
            <text:p>3242547000</text:p>
          </table:table-cell>
          <table:table-cell office:value-type="float" office:value="4.66358">
            <text:p>4.66358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568000">
            <text:p>3242568000</text:p>
          </table:table-cell>
          <table:table-cell office:value-type="float" office:value="4.52357">
            <text:p>4.52357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589000">
            <text:p>3242589000</text:p>
          </table:table-cell>
          <table:table-cell office:value-type="float" office:value="4.7975">
            <text:p>4.7975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610000">
            <text:p>3242610000</text:p>
          </table:table-cell>
          <table:table-cell office:value-type="float" office:value="4.57592">
            <text:p>4.57592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631000">
            <text:p>3242631000</text:p>
          </table:table-cell>
          <table:table-cell office:value-type="float" office:value="4.7622">
            <text:p>4.7622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652000">
            <text:p>3242652000</text:p>
          </table:table-cell>
          <table:table-cell office:value-type="float" office:value="4.70497">
            <text:p>4.70497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673000">
            <text:p>3242673000</text:p>
          </table:table-cell>
          <table:table-cell office:value-type="float" office:value="4.70132">
            <text:p>4.70132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694000">
            <text:p>3242694000</text:p>
          </table:table-cell>
          <table:table-cell office:value-type="float" office:value="4.80602">
            <text:p>4.80602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715000">
            <text:p>3242715000</text:p>
          </table:table-cell>
          <table:table-cell office:value-type="float" office:value="4.7135">
            <text:p>4.7135</text:p>
          </table:table-cell>
          <table:table-cell office:value-type="float" office:value="3.29803">
            <text:p>3.298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736000">
            <text:p>3242736000</text:p>
          </table:table-cell>
          <table:table-cell office:value-type="float" office:value="4.67819">
            <text:p>4.67819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757000">
            <text:p>3242757000</text:p>
          </table:table-cell>
          <table:table-cell office:value-type="float" office:value="4.72811">
            <text:p>4.72811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778000">
            <text:p>3242778000</text:p>
          </table:table-cell>
          <table:table-cell office:value-type="float" office:value="4.58445">
            <text:p>4.58445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798000">
            <text:p>3242798000</text:p>
          </table:table-cell>
          <table:table-cell office:value-type="float" office:value="4.77072">
            <text:p>4.77072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819000">
            <text:p>3242819000</text:p>
          </table:table-cell>
          <table:table-cell office:value-type="float" office:value="4.74515">
            <text:p>4.74515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840000">
            <text:p>3242840000</text:p>
          </table:table-cell>
          <table:table-cell office:value-type="float" office:value="4.7208">
            <text:p>4.7208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861000">
            <text:p>3242861000</text:p>
          </table:table-cell>
          <table:table-cell office:value-type="float" office:value="4.68428">
            <text:p>4.68428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882000">
            <text:p>3242882000</text:p>
          </table:table-cell>
          <table:table-cell office:value-type="float" office:value="4.59662">
            <text:p>4.59662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903000">
            <text:p>3242903000</text:p>
          </table:table-cell>
          <table:table-cell office:value-type="float" office:value="4.46392">
            <text:p>4.46392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924000">
            <text:p>3242924000</text:p>
          </table:table-cell>
          <table:table-cell office:value-type="float" office:value="4.66236">
            <text:p>4.66236</text:p>
          </table:table-cell>
          <table:table-cell office:value-type="float" office:value="3.29834">
            <text:p>3.2983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945000">
            <text:p>3242945000</text:p>
          </table:table-cell>
          <table:table-cell office:value-type="float" office:value="4.65506">
            <text:p>4.65506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966000">
            <text:p>3242966000</text:p>
          </table:table-cell>
          <table:table-cell office:value-type="float" office:value="4.57105">
            <text:p>4.57105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2987000">
            <text:p>3242987000</text:p>
          </table:table-cell>
          <table:table-cell office:value-type="float" office:value="4.70619">
            <text:p>4.70619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008000">
            <text:p>3243008000</text:p>
          </table:table-cell>
          <table:table-cell office:value-type="float" office:value="4.67697">
            <text:p>4.67697</text:p>
          </table:table-cell>
          <table:table-cell office:value-type="float" office:value="3.30063">
            <text:p>3.3006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028000">
            <text:p>3243028000</text:p>
          </table:table-cell>
          <table:table-cell office:value-type="float" office:value="4.68671">
            <text:p>4.6867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049000">
            <text:p>3243049000</text:p>
          </table:table-cell>
          <table:table-cell office:value-type="float" office:value="4.47609">
            <text:p>4.47609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070000">
            <text:p>3243070000</text:p>
          </table:table-cell>
          <table:table-cell office:value-type="float" office:value="4.59662">
            <text:p>4.59662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091000">
            <text:p>3243091000</text:p>
          </table:table-cell>
          <table:table-cell office:value-type="float" office:value="4.62827">
            <text:p>4.62827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112000">
            <text:p>3243112000</text:p>
          </table:table-cell>
          <table:table-cell office:value-type="float" office:value="4.68793">
            <text:p>4.68793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133000">
            <text:p>3243133000</text:p>
          </table:table-cell>
          <table:table-cell office:value-type="float" office:value="4.65262">
            <text:p>4.65262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154000">
            <text:p>3243154000</text:p>
          </table:table-cell>
          <table:table-cell office:value-type="float" office:value="4.46635">
            <text:p>4.46635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175000">
            <text:p>3243175000</text:p>
          </table:table-cell>
          <table:table-cell office:value-type="float" office:value="4.6721">
            <text:p>4.672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196000">
            <text:p>3243196000</text:p>
          </table:table-cell>
          <table:table-cell office:value-type="float" office:value="4.71471">
            <text:p>4.71471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217000">
            <text:p>3243217000</text:p>
          </table:table-cell>
          <table:table-cell office:value-type="float" office:value="4.5601">
            <text:p>4.5601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238000">
            <text:p>3243238000</text:p>
          </table:table-cell>
          <table:table-cell office:value-type="float" office:value="4.63801">
            <text:p>4.63801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259000">
            <text:p>3243259000</text:p>
          </table:table-cell>
          <table:table-cell office:value-type="float" office:value="4.44079">
            <text:p>4.44079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279000">
            <text:p>3243279000</text:p>
          </table:table-cell>
          <table:table-cell office:value-type="float" office:value="4.61245">
            <text:p>4.61245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300000">
            <text:p>3243300000</text:p>
          </table:table-cell>
          <table:table-cell office:value-type="float" office:value="4.61732">
            <text:p>4.61732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321000">
            <text:p>3243321000</text:p>
          </table:table-cell>
          <table:table-cell office:value-type="float" office:value="4.47731">
            <text:p>4.47731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342000">
            <text:p>3243342000</text:p>
          </table:table-cell>
          <table:table-cell office:value-type="float" office:value="4.71837">
            <text:p>4.71837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363000">
            <text:p>3243363000</text:p>
          </table:table-cell>
          <table:table-cell office:value-type="float" office:value="4.54062">
            <text:p>4.54062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384000">
            <text:p>3243384000</text:p>
          </table:table-cell>
          <table:table-cell office:value-type="float" office:value="4.69645">
            <text:p>4.69645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405000">
            <text:p>3243405000</text:p>
          </table:table-cell>
          <table:table-cell office:value-type="float" office:value="4.58079">
            <text:p>4.58079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426000">
            <text:p>3243426000</text:p>
          </table:table-cell>
          <table:table-cell office:value-type="float" office:value="4.56375">
            <text:p>4.5637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447000">
            <text:p>3243447000</text:p>
          </table:table-cell>
          <table:table-cell office:value-type="float" office:value="4.55279">
            <text:p>4.55279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468000">
            <text:p>3243468000</text:p>
          </table:table-cell>
          <table:table-cell office:value-type="float" office:value="4.59906">
            <text:p>4.59906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489000">
            <text:p>3243489000</text:p>
          </table:table-cell>
          <table:table-cell office:value-type="float" office:value="4.72324">
            <text:p>4.72324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510000">
            <text:p>3243510000</text:p>
          </table:table-cell>
          <table:table-cell office:value-type="float" office:value="4.59175">
            <text:p>4.59175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531000">
            <text:p>3243531000</text:p>
          </table:table-cell>
          <table:table-cell office:value-type="float" office:value="4.67332">
            <text:p>4.67332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552000">
            <text:p>3243552000</text:p>
          </table:table-cell>
          <table:table-cell office:value-type="float" office:value="4.5674">
            <text:p>4.5674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573000">
            <text:p>3243573000</text:p>
          </table:table-cell>
          <table:table-cell office:value-type="float" office:value="4.62706">
            <text:p>4.62706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594000">
            <text:p>3243594000</text:p>
          </table:table-cell>
          <table:table-cell office:value-type="float" office:value="4.7135">
            <text:p>4.7135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615000">
            <text:p>3243615000</text:p>
          </table:table-cell>
          <table:table-cell office:value-type="float" office:value="4.53453">
            <text:p>4.5345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636000">
            <text:p>3243636000</text:p>
          </table:table-cell>
          <table:table-cell office:value-type="float" office:value="4.59175">
            <text:p>4.59175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657000">
            <text:p>3243657000</text:p>
          </table:table-cell>
          <table:table-cell office:value-type="float" office:value="4.59906">
            <text:p>4.59906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678000">
            <text:p>3243678000</text:p>
          </table:table-cell>
          <table:table-cell office:value-type="float" office:value="4.59784">
            <text:p>4.59784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699000">
            <text:p>3243699000</text:p>
          </table:table-cell>
          <table:table-cell office:value-type="float" office:value="4.71715">
            <text:p>4.71715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720000">
            <text:p>3243720000</text:p>
          </table:table-cell>
          <table:table-cell office:value-type="float" office:value="4.6855">
            <text:p>4.6855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741000">
            <text:p>3243741000</text:p>
          </table:table-cell>
          <table:table-cell office:value-type="float" office:value="4.6928">
            <text:p>4.692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762000">
            <text:p>3243762000</text:p>
          </table:table-cell>
          <table:table-cell office:value-type="float" office:value="4.54062">
            <text:p>4.54062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783000">
            <text:p>3243783000</text:p>
          </table:table-cell>
          <table:table-cell office:value-type="float" office:value="4.55401">
            <text:p>4.55401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804000">
            <text:p>3243804000</text:p>
          </table:table-cell>
          <table:table-cell office:value-type="float" office:value="4.5954">
            <text:p>4.5954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825000">
            <text:p>3243825000</text:p>
          </table:table-cell>
          <table:table-cell office:value-type="float" office:value="4.67576">
            <text:p>4.67576</text:p>
          </table:table-cell>
          <table:table-cell office:value-type="float" office:value="3.29811">
            <text:p>3.298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846000">
            <text:p>3243846000</text:p>
          </table:table-cell>
          <table:table-cell office:value-type="float" office:value="4.47244">
            <text:p>4.47244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867000">
            <text:p>3243867000</text:p>
          </table:table-cell>
          <table:table-cell office:value-type="float" office:value="4.56131">
            <text:p>4.56131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888000">
            <text:p>3243888000</text:p>
          </table:table-cell>
          <table:table-cell office:value-type="float" office:value="4.4907">
            <text:p>4.4907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909000">
            <text:p>3243909000</text:p>
          </table:table-cell>
          <table:table-cell office:value-type="float" office:value="4.64045">
            <text:p>4.64045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930000">
            <text:p>3243930000</text:p>
          </table:table-cell>
          <table:table-cell office:value-type="float" office:value="4.69158">
            <text:p>4.69158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951000">
            <text:p>3243951000</text:p>
          </table:table-cell>
          <table:table-cell office:value-type="float" office:value="4.59419">
            <text:p>4.59419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972000">
            <text:p>3243972000</text:p>
          </table:table-cell>
          <table:table-cell office:value-type="float" office:value="4.61488">
            <text:p>4.61488</text:p>
          </table:table-cell>
          <table:table-cell office:value-type="float" office:value="3.29834">
            <text:p>3.2983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3993000">
            <text:p>3243993000</text:p>
          </table:table-cell>
          <table:table-cell office:value-type="float" office:value="4.52844">
            <text:p>4.52844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014000">
            <text:p>3244014000</text:p>
          </table:table-cell>
          <table:table-cell office:value-type="float" office:value="4.58201">
            <text:p>4.5820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036000">
            <text:p>3244036000</text:p>
          </table:table-cell>
          <table:table-cell office:value-type="float" office:value="4.69523">
            <text:p>4.69523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056000">
            <text:p>3244056000</text:p>
          </table:table-cell>
          <table:table-cell office:value-type="float" office:value="4.58688">
            <text:p>4.58688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077000">
            <text:p>3244077000</text:p>
          </table:table-cell>
          <table:table-cell office:value-type="float" office:value="4.66358">
            <text:p>4.66358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098000">
            <text:p>3244098000</text:p>
          </table:table-cell>
          <table:table-cell office:value-type="float" office:value="4.58688">
            <text:p>4.58688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119000">
            <text:p>3244119000</text:p>
          </table:table-cell>
          <table:table-cell office:value-type="float" office:value="4.56131">
            <text:p>4.56131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140000">
            <text:p>3244140000</text:p>
          </table:table-cell>
          <table:table-cell office:value-type="float" office:value="4.58566">
            <text:p>4.58566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161000">
            <text:p>3244161000</text:p>
          </table:table-cell>
          <table:table-cell office:value-type="float" office:value="4.53331">
            <text:p>4.5333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182000">
            <text:p>3244182000</text:p>
          </table:table-cell>
          <table:table-cell office:value-type="float" office:value="4.53818">
            <text:p>4.53818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203000">
            <text:p>3244203000</text:p>
          </table:table-cell>
          <table:table-cell office:value-type="float" office:value="5.20291">
            <text:p>5.20291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224000">
            <text:p>3244224000</text:p>
          </table:table-cell>
          <table:table-cell office:value-type="float" office:value="4.99229">
            <text:p>4.99229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245000">
            <text:p>3244245000</text:p>
          </table:table-cell>
          <table:table-cell office:value-type="float" office:value="5.01543">
            <text:p>5.0154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266000">
            <text:p>3244266000</text:p>
          </table:table-cell>
          <table:table-cell office:value-type="float" office:value="5.00447">
            <text:p>5.00447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286000">
            <text:p>3244286000</text:p>
          </table:table-cell>
          <table:table-cell office:value-type="float" office:value="5.00203">
            <text:p>5.00203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307000">
            <text:p>3244307000</text:p>
          </table:table-cell>
          <table:table-cell office:value-type="float" office:value="5.01177">
            <text:p>5.01177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328000">
            <text:p>3244328000</text:p>
          </table:table-cell>
          <table:table-cell office:value-type="float" office:value="4.98864">
            <text:p>4.98864</text:p>
          </table:table-cell>
          <table:table-cell office:value-type="float" office:value="3.29811">
            <text:p>3.298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349000">
            <text:p>3244349000</text:p>
          </table:table-cell>
          <table:table-cell office:value-type="float" office:value="4.97768">
            <text:p>4.97768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370000">
            <text:p>3244370000</text:p>
          </table:table-cell>
          <table:table-cell office:value-type="float" office:value="4.9789">
            <text:p>4.9789</text:p>
          </table:table-cell>
          <table:table-cell office:value-type="float" office:value="3.30063">
            <text:p>3.3006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391000">
            <text:p>3244391000</text:p>
          </table:table-cell>
          <table:table-cell office:value-type="float" office:value="4.96064">
            <text:p>4.96064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412000">
            <text:p>3244412000</text:p>
          </table:table-cell>
          <table:table-cell office:value-type="float" office:value="4.99108">
            <text:p>4.99108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433000">
            <text:p>3244433000</text:p>
          </table:table-cell>
          <table:table-cell office:value-type="float" office:value="4.98377">
            <text:p>4.98377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454000">
            <text:p>3244454000</text:p>
          </table:table-cell>
          <table:table-cell office:value-type="float" office:value="4.98742">
            <text:p>4.98742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475000">
            <text:p>3244475000</text:p>
          </table:table-cell>
          <table:table-cell office:value-type="float" office:value="4.98621">
            <text:p>4.98621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496000">
            <text:p>3244496000</text:p>
          </table:table-cell>
          <table:table-cell office:value-type="float" office:value="4.99351">
            <text:p>4.99351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516000">
            <text:p>3244516000</text:p>
          </table:table-cell>
          <table:table-cell office:value-type="float" office:value="4.98986">
            <text:p>4.98986</text:p>
          </table:table-cell>
          <table:table-cell office:value-type="float" office:value="3.29811">
            <text:p>3.298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537000">
            <text:p>3244537000</text:p>
          </table:table-cell>
          <table:table-cell office:value-type="float" office:value="4.98986">
            <text:p>4.98986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558000">
            <text:p>3244558000</text:p>
          </table:table-cell>
          <table:table-cell office:value-type="float" office:value="4.95334">
            <text:p>4.95334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579000">
            <text:p>3244579000</text:p>
          </table:table-cell>
          <table:table-cell office:value-type="float" office:value="4.99229">
            <text:p>4.99229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600000">
            <text:p>3244600000</text:p>
          </table:table-cell>
          <table:table-cell office:value-type="float" office:value="4.99229">
            <text:p>4.99229</text:p>
          </table:table-cell>
          <table:table-cell office:value-type="float" office:value="3.30048">
            <text:p>3.300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621000">
            <text:p>3244621000</text:p>
          </table:table-cell>
          <table:table-cell office:value-type="float" office:value="4.98134">
            <text:p>4.98134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642000">
            <text:p>3244642000</text:p>
          </table:table-cell>
          <table:table-cell office:value-type="float" office:value="4.99108">
            <text:p>4.9910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663000">
            <text:p>3244663000</text:p>
          </table:table-cell>
          <table:table-cell office:value-type="float" office:value="4.98621">
            <text:p>4.9862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684000">
            <text:p>3244684000</text:p>
          </table:table-cell>
          <table:table-cell office:value-type="float" office:value="4.9996">
            <text:p>4.9996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705000">
            <text:p>3244705000</text:p>
          </table:table-cell>
          <table:table-cell office:value-type="float" office:value="4.98621">
            <text:p>4.98621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726000">
            <text:p>3244726000</text:p>
          </table:table-cell>
          <table:table-cell office:value-type="float" office:value="4.99229">
            <text:p>4.99229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747000">
            <text:p>3244747000</text:p>
          </table:table-cell>
          <table:table-cell office:value-type="float" office:value="4.98742">
            <text:p>4.98742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767000">
            <text:p>3244767000</text:p>
          </table:table-cell>
          <table:table-cell office:value-type="float" office:value="4.98499">
            <text:p>4.98499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788000">
            <text:p>3244788000</text:p>
          </table:table-cell>
          <table:table-cell office:value-type="float" office:value="4.98377">
            <text:p>4.98377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809000">
            <text:p>3244809000</text:p>
          </table:table-cell>
          <table:table-cell office:value-type="float" office:value="4.98621">
            <text:p>4.98621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830000">
            <text:p>3244830000</text:p>
          </table:table-cell>
          <table:table-cell office:value-type="float" office:value="4.98621">
            <text:p>4.9862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851000">
            <text:p>3244851000</text:p>
          </table:table-cell>
          <table:table-cell office:value-type="float" office:value="4.99108">
            <text:p>4.99108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872000">
            <text:p>3244872000</text:p>
          </table:table-cell>
          <table:table-cell office:value-type="float" office:value="4.9789">
            <text:p>4.9789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893000">
            <text:p>3244893000</text:p>
          </table:table-cell>
          <table:table-cell office:value-type="float" office:value="4.98986">
            <text:p>4.98986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914000">
            <text:p>3244914000</text:p>
          </table:table-cell>
          <table:table-cell office:value-type="float" office:value="4.9716">
            <text:p>4.9716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935000">
            <text:p>3244935000</text:p>
          </table:table-cell>
          <table:table-cell office:value-type="float" office:value="4.98377">
            <text:p>4.98377</text:p>
          </table:table-cell>
          <table:table-cell office:value-type="float" office:value="3.29796">
            <text:p>3.2979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956000">
            <text:p>3244956000</text:p>
          </table:table-cell>
          <table:table-cell office:value-type="float" office:value="4.98255">
            <text:p>4.98255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977000">
            <text:p>3244977000</text:p>
          </table:table-cell>
          <table:table-cell office:value-type="float" office:value="4.98255">
            <text:p>4.98255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4998000">
            <text:p>3244998000</text:p>
          </table:table-cell>
          <table:table-cell office:value-type="float" office:value="4.98986">
            <text:p>4.98986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019000">
            <text:p>3245019000</text:p>
          </table:table-cell>
          <table:table-cell office:value-type="float" office:value="4.98134">
            <text:p>4.98134</text:p>
          </table:table-cell>
          <table:table-cell office:value-type="float" office:value="3.29819">
            <text:p>3.2981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040000">
            <text:p>3245040000</text:p>
          </table:table-cell>
          <table:table-cell office:value-type="float" office:value="4.98621">
            <text:p>4.98621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061000">
            <text:p>3245061000</text:p>
          </table:table-cell>
          <table:table-cell office:value-type="float" office:value="4.98377">
            <text:p>4.98377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082000">
            <text:p>3245082000</text:p>
          </table:table-cell>
          <table:table-cell office:value-type="float" office:value="4.99351">
            <text:p>4.99351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103000">
            <text:p>3245103000</text:p>
          </table:table-cell>
          <table:table-cell office:value-type="float" office:value="4.97647">
            <text:p>4.97647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124000">
            <text:p>3245124000</text:p>
          </table:table-cell>
          <table:table-cell office:value-type="float" office:value="4.99595">
            <text:p>4.99595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145000">
            <text:p>3245145000</text:p>
          </table:table-cell>
          <table:table-cell office:value-type="float" office:value="4.9789">
            <text:p>4.9789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166000">
            <text:p>3245166000</text:p>
          </table:table-cell>
          <table:table-cell office:value-type="float" office:value="4.9996">
            <text:p>4.9996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187000">
            <text:p>3245187000</text:p>
          </table:table-cell>
          <table:table-cell office:value-type="float" office:value="4.98499">
            <text:p>4.98499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208000">
            <text:p>3245208000</text:p>
          </table:table-cell>
          <table:table-cell office:value-type="float" office:value="4.99229">
            <text:p>4.99229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229000">
            <text:p>3245229000</text:p>
          </table:table-cell>
          <table:table-cell office:value-type="float" office:value="4.98986">
            <text:p>4.98986</text:p>
          </table:table-cell>
          <table:table-cell office:value-type="float" office:value="3.29819">
            <text:p>3.2981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250000">
            <text:p>3245250000</text:p>
          </table:table-cell>
          <table:table-cell office:value-type="float" office:value="4.99595">
            <text:p>4.99595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271000">
            <text:p>3245271000</text:p>
          </table:table-cell>
          <table:table-cell office:value-type="float" office:value="4.99351">
            <text:p>4.99351</text:p>
          </table:table-cell>
          <table:table-cell office:value-type="float" office:value="3.30208">
            <text:p>3.3020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292000">
            <text:p>3245292000</text:p>
          </table:table-cell>
          <table:table-cell office:value-type="float" office:value="5.00934">
            <text:p>5.00934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313000">
            <text:p>3245313000</text:p>
          </table:table-cell>
          <table:table-cell office:value-type="float" office:value="5.00447">
            <text:p>5.00447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334000">
            <text:p>3245334000</text:p>
          </table:table-cell>
          <table:table-cell office:value-type="float" office:value="5.01543">
            <text:p>5.0154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355000">
            <text:p>3245355000</text:p>
          </table:table-cell>
          <table:table-cell office:value-type="float" office:value="4.98134">
            <text:p>4.98134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376000">
            <text:p>3245376000</text:p>
          </table:table-cell>
          <table:table-cell office:value-type="float" office:value="4.99108">
            <text:p>4.99108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397000">
            <text:p>3245397000</text:p>
          </table:table-cell>
          <table:table-cell office:value-type="float" office:value="5.00934">
            <text:p>5.0093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418000">
            <text:p>3245418000</text:p>
          </table:table-cell>
          <table:table-cell office:value-type="float" office:value="4.99716">
            <text:p>4.99716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439000">
            <text:p>3245439000</text:p>
          </table:table-cell>
          <table:table-cell office:value-type="float" office:value="4.98621">
            <text:p>4.98621</text:p>
          </table:table-cell>
          <table:table-cell office:value-type="float" office:value="3.29803">
            <text:p>3.298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460000">
            <text:p>3245460000</text:p>
          </table:table-cell>
          <table:table-cell office:value-type="float" office:value="4.98377">
            <text:p>4.98377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481000">
            <text:p>3245481000</text:p>
          </table:table-cell>
          <table:table-cell office:value-type="float" office:value="4.98986">
            <text:p>4.98986</text:p>
          </table:table-cell>
          <table:table-cell office:value-type="float" office:value="3.3017">
            <text:p>3.3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502000">
            <text:p>3245502000</text:p>
          </table:table-cell>
          <table:table-cell office:value-type="float" office:value="4.98134">
            <text:p>4.98134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523000">
            <text:p>3245523000</text:p>
          </table:table-cell>
          <table:table-cell office:value-type="float" office:value="4.99229">
            <text:p>4.9922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544000">
            <text:p>3245544000</text:p>
          </table:table-cell>
          <table:table-cell office:value-type="float" office:value="4.99838">
            <text:p>4.99838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565000">
            <text:p>3245565000</text:p>
          </table:table-cell>
          <table:table-cell office:value-type="float" office:value="4.99595">
            <text:p>4.99595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586000">
            <text:p>3245586000</text:p>
          </table:table-cell>
          <table:table-cell office:value-type="float" office:value="4.99351">
            <text:p>4.9935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607000">
            <text:p>3245607000</text:p>
          </table:table-cell>
          <table:table-cell office:value-type="float" office:value="4.9716">
            <text:p>4.9716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628000">
            <text:p>3245628000</text:p>
          </table:table-cell>
          <table:table-cell office:value-type="float" office:value="5.00082">
            <text:p>5.00082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649000">
            <text:p>3245649000</text:p>
          </table:table-cell>
          <table:table-cell office:value-type="float" office:value="4.99229">
            <text:p>4.99229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670000">
            <text:p>3245670000</text:p>
          </table:table-cell>
          <table:table-cell office:value-type="float" office:value="4.96916">
            <text:p>4.96916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691000">
            <text:p>3245691000</text:p>
          </table:table-cell>
          <table:table-cell office:value-type="float" office:value="4.99595">
            <text:p>4.99595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712000">
            <text:p>3245712000</text:p>
          </table:table-cell>
          <table:table-cell office:value-type="float" office:value="4.9789">
            <text:p>4.9789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733000">
            <text:p>3245733000</text:p>
          </table:table-cell>
          <table:table-cell office:value-type="float" office:value="4.98255">
            <text:p>4.9825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754000">
            <text:p>3245754000</text:p>
          </table:table-cell>
          <table:table-cell office:value-type="float" office:value="5.00203">
            <text:p>5.00203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774000">
            <text:p>3245774000</text:p>
          </table:table-cell>
          <table:table-cell office:value-type="float" office:value="4.98255">
            <text:p>4.98255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795000">
            <text:p>3245795000</text:p>
          </table:table-cell>
          <table:table-cell office:value-type="float" office:value="4.9996">
            <text:p>4.9996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816000">
            <text:p>3245816000</text:p>
          </table:table-cell>
          <table:table-cell office:value-type="float" office:value="5.00812">
            <text:p>5.00812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837000">
            <text:p>3245837000</text:p>
          </table:table-cell>
          <table:table-cell office:value-type="float" office:value="4.99595">
            <text:p>4.99595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858000">
            <text:p>3245858000</text:p>
          </table:table-cell>
          <table:table-cell office:value-type="float" office:value="4.99108">
            <text:p>4.99108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879000">
            <text:p>3245879000</text:p>
          </table:table-cell>
          <table:table-cell office:value-type="float" office:value="4.97038">
            <text:p>4.97038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900000">
            <text:p>3245900000</text:p>
          </table:table-cell>
          <table:table-cell office:value-type="float" office:value="5.0069">
            <text:p>5.0069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921000">
            <text:p>3245921000</text:p>
          </table:table-cell>
          <table:table-cell office:value-type="float" office:value="4.98864">
            <text:p>4.98864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942000">
            <text:p>3245942000</text:p>
          </table:table-cell>
          <table:table-cell office:value-type="float" office:value="4.98134">
            <text:p>4.98134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963000">
            <text:p>3245963000</text:p>
          </table:table-cell>
          <table:table-cell office:value-type="float" office:value="5.01421">
            <text:p>5.01421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5984000">
            <text:p>3245984000</text:p>
          </table:table-cell>
          <table:table-cell office:value-type="float" office:value="4.96429">
            <text:p>4.96429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004000">
            <text:p>3246004000</text:p>
          </table:table-cell>
          <table:table-cell office:value-type="float" office:value="4.9789">
            <text:p>4.9789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025000">
            <text:p>3246025000</text:p>
          </table:table-cell>
          <table:table-cell office:value-type="float" office:value="4.99473">
            <text:p>4.99473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046000">
            <text:p>3246046000</text:p>
          </table:table-cell>
          <table:table-cell office:value-type="float" office:value="4.97525">
            <text:p>4.97525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067000">
            <text:p>3246067000</text:p>
          </table:table-cell>
          <table:table-cell office:value-type="float" office:value="4.97768">
            <text:p>4.97768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088000">
            <text:p>3246088000</text:p>
          </table:table-cell>
          <table:table-cell office:value-type="float" office:value="4.9716">
            <text:p>4.9716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109000">
            <text:p>3246109000</text:p>
          </table:table-cell>
          <table:table-cell office:value-type="float" office:value="4.97403">
            <text:p>4.97403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130000">
            <text:p>3246130000</text:p>
          </table:table-cell>
          <table:table-cell office:value-type="float" office:value="4.98742">
            <text:p>4.98742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151000">
            <text:p>3246151000</text:p>
          </table:table-cell>
          <table:table-cell office:value-type="float" office:value="4.98377">
            <text:p>4.98377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172000">
            <text:p>3246172000</text:p>
          </table:table-cell>
          <table:table-cell office:value-type="float" office:value="4.99716">
            <text:p>4.99716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193000">
            <text:p>3246193000</text:p>
          </table:table-cell>
          <table:table-cell office:value-type="float" office:value="4.9789">
            <text:p>4.9789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214000">
            <text:p>3246214000</text:p>
          </table:table-cell>
          <table:table-cell office:value-type="float" office:value="5.00203">
            <text:p>5.00203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235000">
            <text:p>3246235000</text:p>
          </table:table-cell>
          <table:table-cell office:value-type="float" office:value="4.98986">
            <text:p>4.98986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255000">
            <text:p>3246255000</text:p>
          </table:table-cell>
          <table:table-cell office:value-type="float" office:value="4.98377">
            <text:p>4.98377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276000">
            <text:p>3246276000</text:p>
          </table:table-cell>
          <table:table-cell office:value-type="float" office:value="5.00325">
            <text:p>5.00325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297000">
            <text:p>3246297000</text:p>
          </table:table-cell>
          <table:table-cell office:value-type="float" office:value="4.98742">
            <text:p>4.98742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318000">
            <text:p>3246318000</text:p>
          </table:table-cell>
          <table:table-cell office:value-type="float" office:value="4.98377">
            <text:p>4.98377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339000">
            <text:p>3246339000</text:p>
          </table:table-cell>
          <table:table-cell office:value-type="float" office:value="4.99473">
            <text:p>4.99473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360000">
            <text:p>3246360000</text:p>
          </table:table-cell>
          <table:table-cell office:value-type="float" office:value="4.98742">
            <text:p>4.98742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381000">
            <text:p>3246381000</text:p>
          </table:table-cell>
          <table:table-cell office:value-type="float" office:value="4.97647">
            <text:p>4.97647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402000">
            <text:p>3246402000</text:p>
          </table:table-cell>
          <table:table-cell office:value-type="float" office:value="4.98742">
            <text:p>4.98742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423000">
            <text:p>3246423000</text:p>
          </table:table-cell>
          <table:table-cell office:value-type="float" office:value="4.99595">
            <text:p>4.99595</text:p>
          </table:table-cell>
          <table:table-cell office:value-type="float" office:value="3.30048">
            <text:p>3.300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444000">
            <text:p>3246444000</text:p>
          </table:table-cell>
          <table:table-cell office:value-type="float" office:value="5.02395">
            <text:p>5.02395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465000">
            <text:p>3246465000</text:p>
          </table:table-cell>
          <table:table-cell office:value-type="float" office:value="4.98864">
            <text:p>4.98864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486000">
            <text:p>3246486000</text:p>
          </table:table-cell>
          <table:table-cell office:value-type="float" office:value="5.00082">
            <text:p>5.00082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507000">
            <text:p>3246507000</text:p>
          </table:table-cell>
          <table:table-cell office:value-type="float" office:value="4.98621">
            <text:p>4.98621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528000">
            <text:p>3246528000</text:p>
          </table:table-cell>
          <table:table-cell office:value-type="float" office:value="4.99473">
            <text:p>4.99473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549000">
            <text:p>3246549000</text:p>
          </table:table-cell>
          <table:table-cell office:value-type="float" office:value="4.98742">
            <text:p>4.98742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570000">
            <text:p>3246570000</text:p>
          </table:table-cell>
          <table:table-cell office:value-type="float" office:value="4.97647">
            <text:p>4.97647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591000">
            <text:p>3246591000</text:p>
          </table:table-cell>
          <table:table-cell office:value-type="float" office:value="4.99838">
            <text:p>4.99838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612000">
            <text:p>3246612000</text:p>
          </table:table-cell>
          <table:table-cell office:value-type="float" office:value="4.98986">
            <text:p>4.98986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633000">
            <text:p>3246633000</text:p>
          </table:table-cell>
          <table:table-cell office:value-type="float" office:value="4.98377">
            <text:p>4.98377</text:p>
          </table:table-cell>
          <table:table-cell office:value-type="float" office:value="3.30132">
            <text:p>3.301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654000">
            <text:p>3246654000</text:p>
          </table:table-cell>
          <table:table-cell office:value-type="float" office:value="4.96551">
            <text:p>4.9655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675000">
            <text:p>3246675000</text:p>
          </table:table-cell>
          <table:table-cell office:value-type="float" office:value="4.98499">
            <text:p>4.98499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696000">
            <text:p>3246696000</text:p>
          </table:table-cell>
          <table:table-cell office:value-type="float" office:value="4.96795">
            <text:p>4.96795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717000">
            <text:p>3246717000</text:p>
          </table:table-cell>
          <table:table-cell office:value-type="float" office:value="4.9996">
            <text:p>4.9996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738000">
            <text:p>3246738000</text:p>
          </table:table-cell>
          <table:table-cell office:value-type="float" office:value="4.98255">
            <text:p>4.98255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759000">
            <text:p>3246759000</text:p>
          </table:table-cell>
          <table:table-cell office:value-type="float" office:value="4.98377">
            <text:p>4.98377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780000">
            <text:p>3246780000</text:p>
          </table:table-cell>
          <table:table-cell office:value-type="float" office:value="4.97647">
            <text:p>4.97647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801000">
            <text:p>3246801000</text:p>
          </table:table-cell>
          <table:table-cell office:value-type="float" office:value="5.0276">
            <text:p>5.0276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822000">
            <text:p>3246822000</text:p>
          </table:table-cell>
          <table:table-cell office:value-type="float" office:value="4.99351">
            <text:p>4.99351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843000">
            <text:p>3246843000</text:p>
          </table:table-cell>
          <table:table-cell office:value-type="float" office:value="5.00082">
            <text:p>5.00082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864000">
            <text:p>3246864000</text:p>
          </table:table-cell>
          <table:table-cell office:value-type="float" office:value="4.96916">
            <text:p>4.96916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885000">
            <text:p>3246885000</text:p>
          </table:table-cell>
          <table:table-cell office:value-type="float" office:value="4.98621">
            <text:p>4.98621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906000">
            <text:p>3246906000</text:p>
          </table:table-cell>
          <table:table-cell office:value-type="float" office:value="4.99838">
            <text:p>4.99838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927000">
            <text:p>3246927000</text:p>
          </table:table-cell>
          <table:table-cell office:value-type="float" office:value="4.99108">
            <text:p>4.99108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948000">
            <text:p>3246948000</text:p>
          </table:table-cell>
          <table:table-cell office:value-type="float" office:value="4.97647">
            <text:p>4.97647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969000">
            <text:p>3246969000</text:p>
          </table:table-cell>
          <table:table-cell office:value-type="float" office:value="4.97038">
            <text:p>4.97038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6990000">
            <text:p>3246990000</text:p>
          </table:table-cell>
          <table:table-cell office:value-type="float" office:value="4.9996">
            <text:p>4.9996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011000">
            <text:p>3247011000</text:p>
          </table:table-cell>
          <table:table-cell office:value-type="float" office:value="4.99473">
            <text:p>4.99473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032000">
            <text:p>3247032000</text:p>
          </table:table-cell>
          <table:table-cell office:value-type="float" office:value="5.00812">
            <text:p>5.00812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053000">
            <text:p>3247053000</text:p>
          </table:table-cell>
          <table:table-cell office:value-type="float" office:value="4.99473">
            <text:p>4.99473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074000">
            <text:p>3247074000</text:p>
          </table:table-cell>
          <table:table-cell office:value-type="float" office:value="5.01299">
            <text:p>5.01299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095000">
            <text:p>3247095000</text:p>
          </table:table-cell>
          <table:table-cell office:value-type="float" office:value="4.99108">
            <text:p>4.99108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116000">
            <text:p>3247116000</text:p>
          </table:table-cell>
          <table:table-cell office:value-type="float" office:value="4.98864">
            <text:p>4.98864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137000">
            <text:p>3247137000</text:p>
          </table:table-cell>
          <table:table-cell office:value-type="float" office:value="4.98864">
            <text:p>4.98864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158000">
            <text:p>3247158000</text:p>
          </table:table-cell>
          <table:table-cell office:value-type="float" office:value="4.98377">
            <text:p>4.98377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179000">
            <text:p>3247179000</text:p>
          </table:table-cell>
          <table:table-cell office:value-type="float" office:value="4.99351">
            <text:p>4.99351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200000">
            <text:p>3247200000</text:p>
          </table:table-cell>
          <table:table-cell office:value-type="float" office:value="4.97038">
            <text:p>4.9703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221000">
            <text:p>3247221000</text:p>
          </table:table-cell>
          <table:table-cell office:value-type="float" office:value="4.98986">
            <text:p>4.98986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242000">
            <text:p>3247242000</text:p>
          </table:table-cell>
          <table:table-cell office:value-type="float" office:value="4.98986">
            <text:p>4.98986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262000">
            <text:p>3247262000</text:p>
          </table:table-cell>
          <table:table-cell office:value-type="float" office:value="4.97525">
            <text:p>4.97525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283000">
            <text:p>3247283000</text:p>
          </table:table-cell>
          <table:table-cell office:value-type="float" office:value="4.98864">
            <text:p>4.98864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304000">
            <text:p>3247304000</text:p>
          </table:table-cell>
          <table:table-cell office:value-type="float" office:value="4.99108">
            <text:p>4.99108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325000">
            <text:p>3247325000</text:p>
          </table:table-cell>
          <table:table-cell office:value-type="float" office:value="4.99229">
            <text:p>4.99229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346000">
            <text:p>3247346000</text:p>
          </table:table-cell>
          <table:table-cell office:value-type="float" office:value="4.99473">
            <text:p>4.99473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367000">
            <text:p>3247367000</text:p>
          </table:table-cell>
          <table:table-cell office:value-type="float" office:value="4.98012">
            <text:p>4.98012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388000">
            <text:p>3247388000</text:p>
          </table:table-cell>
          <table:table-cell office:value-type="float" office:value="4.98986">
            <text:p>4.98986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409000">
            <text:p>3247409000</text:p>
          </table:table-cell>
          <table:table-cell office:value-type="float" office:value="4.99473">
            <text:p>4.99473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430000">
            <text:p>3247430000</text:p>
          </table:table-cell>
          <table:table-cell office:value-type="float" office:value="4.9789">
            <text:p>4.9789</text:p>
          </table:table-cell>
          <table:table-cell office:value-type="float" office:value="3.29819">
            <text:p>3.2981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451000">
            <text:p>3247451000</text:p>
          </table:table-cell>
          <table:table-cell office:value-type="float" office:value="4.9716">
            <text:p>4.9716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472000">
            <text:p>3247472000</text:p>
          </table:table-cell>
          <table:table-cell office:value-type="float" office:value="4.98864">
            <text:p>4.98864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492000">
            <text:p>3247492000</text:p>
          </table:table-cell>
          <table:table-cell office:value-type="float" office:value="4.9996">
            <text:p>4.9996</text:p>
          </table:table-cell>
          <table:table-cell office:value-type="float" office:value="3.30048">
            <text:p>3.300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513000">
            <text:p>3247513000</text:p>
          </table:table-cell>
          <table:table-cell office:value-type="float" office:value="5.00325">
            <text:p>5.00325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534000">
            <text:p>3247534000</text:p>
          </table:table-cell>
          <table:table-cell office:value-type="float" office:value="4.98864">
            <text:p>4.98864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47555000">
            <text:p>3247555000</text:p>
          </table:table-cell>
          <table:table-cell office:value-type="float" office:value="5.00203">
            <text:p>5.00203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 table:number-rows-repeated="104779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4-03-06T13:40:39</dc:date>
    <meta:editing-duration>PT11M</meta:editing-duration>
    <meta:editing-cycles>6</meta:editing-cycles>
    <meta:document-statistic meta:table-count="1" meta:cell-count="39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cale-text="true" chart:display-label="true" chart:logarithmic="false" chart:minimum="0" chart:max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scale-text="true"/>
      <style:graphic-properties svg:stroke-width="0.025cm" svg:stroke-color="#000080" draw:fill-color="#00008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85cm" svg:y="4.201cm" style:legend-expansion="high" chart:style-name="ch2"/>
        <chart:plot-area chart:style-name="ch3" table:cell-range-address="Sheet1.B1:Sheet1.B784" chart:data-source-has-labels="row" svg:x="0.77cm" svg:y="0.855cm" svg:width="11.076cm" svg:height="7.545cm">
          <chartooo:coordinate-region svg:x="1.206cm" svg:y="1.054cm" svg:width="10.64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84" chart:label-cell-address="Sheet1.B1:Sheet1.B1" chart:class="chart:line">
            <chart:data-point chart:repeated="78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rrent (mA)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8134">
                <text:p>4.98134</text:p>
                <draw:g>
                  <svg:desc>Sheet1.B2:Sheet1.B7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6795">
                <text:p>4.96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795">
                <text:p>4.96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7768">
                <text:p>4.97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6429">
                <text:p>4.96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5821">
                <text:p>4.95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789">
                <text:p>4.9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8377">
                <text:p>4.98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98377">
                <text:p>4.98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6551">
                <text:p>4.96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7282">
                <text:p>4.97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7768">
                <text:p>4.97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8986">
                <text:p>4.98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8864">
                <text:p>4.98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8377">
                <text:p>4.98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97525">
                <text:p>4.97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7038">
                <text:p>4.97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2445">
                <text:p>4.72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4515">
                <text:p>4.74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6618">
                <text:p>4.566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4272">
                <text:p>4.74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73419">
                <text:p>4.734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8566">
                <text:p>4.58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4167">
                <text:p>4.64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63801">
                <text:p>4.638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50653">
                <text:p>4.506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60758">
                <text:p>4.607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9662">
                <text:p>4.596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72689">
                <text:p>4.72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64897">
                <text:p>4.648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75367">
                <text:p>4.75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78654">
                <text:p>4.786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56984">
                <text:p>4.569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64288">
                <text:p>4.642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7001">
                <text:p>4.7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9784">
                <text:p>4.59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7695">
                <text:p>4.76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75489">
                <text:p>4.754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58445">
                <text:p>4.58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58323">
                <text:p>4.583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57227">
                <text:p>4.572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6115">
                <text:p>4.66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66845">
                <text:p>4.668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66115">
                <text:p>4.661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68063">
                <text:p>4.680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6375">
                <text:p>4.56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4045">
                <text:p>4.64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59662">
                <text:p>4.596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8671">
                <text:p>4.686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64897">
                <text:p>4.64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58566">
                <text:p>4.585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7958">
                <text:p>4.579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68793">
                <text:p>4.687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57471">
                <text:p>4.57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6161">
                <text:p>4.61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52236">
                <text:p>4.522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67576">
                <text:p>4.675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5888">
                <text:p>4.558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55036">
                <text:p>4.550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66602">
                <text:p>4.66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63801">
                <text:p>4.638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59784">
                <text:p>4.597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66358">
                <text:p>4.663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67941">
                <text:p>4.67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50653">
                <text:p>4.506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78411">
                <text:p>4.784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64897">
                <text:p>4.648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0409">
                <text:p>4.504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63314">
                <text:p>4.633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65384">
                <text:p>4.653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4654">
                <text:p>4.646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63801">
                <text:p>4.638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48583">
                <text:p>4.485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61732">
                <text:p>4.617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49801">
                <text:p>4.498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68793">
                <text:p>4.687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69889">
                <text:p>4.69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56253">
                <text:p>4.562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62584">
                <text:p>4.625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6721">
                <text:p>4.67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59662">
                <text:p>4.596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6855">
                <text:p>4.68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65019">
                <text:p>4.650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66845">
                <text:p>4.668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51749">
                <text:p>4.517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67941">
                <text:p>4.679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70984">
                <text:p>4.709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56131">
                <text:p>4.561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8461">
                <text:p>4.484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322">
                <text:p>4.443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63071">
                <text:p>4.630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881">
                <text:p>4.58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3436">
                <text:p>4.634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9175">
                <text:p>4.591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4305">
                <text:p>4.543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8932">
                <text:p>4.589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0044">
                <text:p>4.500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0254">
                <text:p>4.702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1471">
                <text:p>4.714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57592">
                <text:p>4.575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57471">
                <text:p>4.574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47609">
                <text:p>4.476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61854">
                <text:p>4.618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50166">
                <text:p>4.501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74515">
                <text:p>4.745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71228">
                <text:p>4.712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52966">
                <text:p>4.529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69645">
                <text:p>4.696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4907">
                <text:p>4.49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67576">
                <text:p>4.675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67819">
                <text:p>4.678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69767">
                <text:p>4.697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62706">
                <text:p>4.627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7714">
                <text:p>4.577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46514">
                <text:p>4.465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59906">
                <text:p>4.599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71106">
                <text:p>4.711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69158">
                <text:p>4.691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69767">
                <text:p>4.697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63558">
                <text:p>4.635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65384">
                <text:p>4.653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78411">
                <text:p>4.784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74637">
                <text:p>4.746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59662">
                <text:p>4.596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61488">
                <text:p>4.614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61854">
                <text:p>4.618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74637">
                <text:p>4.746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75367">
                <text:p>4.753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79994">
                <text:p>4.799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65262">
                <text:p>4.652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6648">
                <text:p>4.66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64654">
                <text:p>4.646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70254">
                <text:p>4.702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55645">
                <text:p>4.55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76463">
                <text:p>4.764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70984">
                <text:p>4.709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75367">
                <text:p>4.753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72324">
                <text:p>4.723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2949">
                <text:p>4.629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6967">
                <text:p>4.669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47122">
                <text:p>4.471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66845">
                <text:p>4.668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63923">
                <text:p>4.639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5954">
                <text:p>4.59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6855">
                <text:p>4.68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5881">
                <text:p>4.58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5384">
                <text:p>4.65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62462">
                <text:p>4.624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58932">
                <text:p>4.589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66723">
                <text:p>4.667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68793">
                <text:p>4.687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52479">
                <text:p>4.524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56984">
                <text:p>4.569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6648">
                <text:p>4.66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64654">
                <text:p>4.646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67941">
                <text:p>4.679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67697">
                <text:p>4.676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66602">
                <text:p>4.666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5321">
                <text:p>4.53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48096">
                <text:p>4.480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68184">
                <text:p>4.681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67941">
                <text:p>4.679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53575">
                <text:p>4.535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6928">
                <text:p>4.69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46757">
                <text:p>4.467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67089">
                <text:p>4.670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65749">
                <text:p>4.657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6648">
                <text:p>4.66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57105">
                <text:p>4.571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58323">
                <text:p>4.583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56984">
                <text:p>4.569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62706">
                <text:p>4.627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52114">
                <text:p>4.521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59419">
                <text:p>4.594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65749">
                <text:p>4.657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6928">
                <text:p>4.69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65993">
                <text:p>4.659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66358">
                <text:p>4.663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57714">
                <text:p>4.577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58323">
                <text:p>4.583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68306">
                <text:p>4.683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6648">
                <text:p>4.66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54427">
                <text:p>4.544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68793">
                <text:p>4.687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64288">
                <text:p>4.642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47488">
                <text:p>4.474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56131">
                <text:p>4.561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58079">
                <text:p>4.580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6855">
                <text:p>4.68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66236">
                <text:p>4.662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54914">
                <text:p>4.549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52479">
                <text:p>4.524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5881">
                <text:p>4.58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64045">
                <text:p>4.640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67697">
                <text:p>4.676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68306">
                <text:p>4.683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66358">
                <text:p>4.663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56497">
                <text:p>4.564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58323">
                <text:p>4.583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53331">
                <text:p>4.533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62219">
                <text:p>4.622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54427">
                <text:p>4.544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61488">
                <text:p>4.614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65141">
                <text:p>4.651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59297">
                <text:p>4.592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66967">
                <text:p>4.669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64532">
                <text:p>4.645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62949">
                <text:p>4.629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45905">
                <text:p>4.459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53575">
                <text:p>4.535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45174">
                <text:p>4.451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53818">
                <text:p>4.538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48583">
                <text:p>4.485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51992">
                <text:p>4.519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59297">
                <text:p>4.592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67697">
                <text:p>4.676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65993">
                <text:p>4.659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69037">
                <text:p>4.690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68915">
                <text:p>4.689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58445">
                <text:p>4.584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62949">
                <text:p>4.629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61854">
                <text:p>4.618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67941">
                <text:p>4.679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7001">
                <text:p>4.70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66358">
                <text:p>4.663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5674">
                <text:p>4.56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46879">
                <text:p>4.468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60271">
                <text:p>4.602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49435">
                <text:p>4.494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6161">
                <text:p>4.61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67941">
                <text:p>4.679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70863">
                <text:p>4.708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64775">
                <text:p>4.647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65749">
                <text:p>4.657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69037">
                <text:p>4.690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61001">
                <text:p>4.610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58445">
                <text:p>4.584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70863">
                <text:p>4.708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51383">
                <text:p>4.513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65019">
                <text:p>4.650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59906">
                <text:p>4.599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70132">
                <text:p>4.701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70863">
                <text:p>4.708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60149">
                <text:p>4.601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60027">
                <text:p>4.600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72202">
                <text:p>4.722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5114">
                <text:p>4.51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60027">
                <text:p>4.600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75246">
                <text:p>4.752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56984">
                <text:p>4.569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60027">
                <text:p>4.600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56253">
                <text:p>4.562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59662">
                <text:p>4.596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58323">
                <text:p>4.583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47366">
                <text:p>4.473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67941">
                <text:p>4.679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7135">
                <text:p>4.71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62462">
                <text:p>4.624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6234">
                <text:p>4.62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5394">
                <text:p>4.53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7135">
                <text:p>4.71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62462">
                <text:p>4.624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78046">
                <text:p>4.780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70132">
                <text:p>4.701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69037">
                <text:p>4.690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67454">
                <text:p>4.674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6855">
                <text:p>4.68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77315">
                <text:p>4.773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78289">
                <text:p>4.782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62827">
                <text:p>4.628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65993">
                <text:p>4.659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67697">
                <text:p>4.676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79628">
                <text:p>4.796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74028">
                <text:p>4.740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78654">
                <text:p>4.786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64897">
                <text:p>4.648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70984">
                <text:p>4.709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59662">
                <text:p>4.596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59175">
                <text:p>4.591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68671">
                <text:p>4.686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67576">
                <text:p>4.675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49314">
                <text:p>4.493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67697">
                <text:p>4.676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60149">
                <text:p>4.601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72811">
                <text:p>4.728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65506">
                <text:p>4.655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71106">
                <text:p>4.711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59419">
                <text:p>4.594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52723">
                <text:p>4.527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59297">
                <text:p>4.592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69523">
                <text:p>4.695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6648">
                <text:p>4.66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59784">
                <text:p>4.597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67332">
                <text:p>4.673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56618">
                <text:p>4.566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59784">
                <text:p>4.597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66967">
                <text:p>4.669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59175">
                <text:p>4.591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59175">
                <text:p>4.591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48827">
                <text:p>4.488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6161">
                <text:p>4.61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65749">
                <text:p>4.657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60758">
                <text:p>4.607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5954">
                <text:p>4.59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59297">
                <text:p>4.592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58445">
                <text:p>4.584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69158">
                <text:p>4.691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60514">
                <text:p>4.605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6648">
                <text:p>4.66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65749">
                <text:p>4.657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60393">
                <text:p>4.603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58688">
                <text:p>4.586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6855">
                <text:p>4.68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68306">
                <text:p>4.683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61123">
                <text:p>4.611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59906">
                <text:p>4.599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58688">
                <text:p>4.586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62462">
                <text:p>4.624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51992">
                <text:p>4.519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71593">
                <text:p>4.715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69767">
                <text:p>4.697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62706">
                <text:p>4.627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59662">
                <text:p>4.596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5954">
                <text:p>4.59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60393">
                <text:p>4.603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58079">
                <text:p>4.580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66845">
                <text:p>4.668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55523">
                <text:p>4.555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57349">
                <text:p>4.573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69645">
                <text:p>4.696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55766">
                <text:p>4.557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68063">
                <text:p>4.680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53697">
                <text:p>4.536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65993">
                <text:p>4.659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53331">
                <text:p>4.533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68063">
                <text:p>4.680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54914">
                <text:p>4.549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6441">
                <text:p>4.64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52844">
                <text:p>4.528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69037">
                <text:p>4.690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68184">
                <text:p>4.681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6721">
                <text:p>4.67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71593">
                <text:p>4.715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57836">
                <text:p>4.578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6928">
                <text:p>4.69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58323">
                <text:p>4.583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69402">
                <text:p>4.694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66236">
                <text:p>4.662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65628">
                <text:p>4.656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68671">
                <text:p>4.686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60149">
                <text:p>4.601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64288">
                <text:p>4.642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64288">
                <text:p>4.642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70984">
                <text:p>4.709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69767">
                <text:p>4.697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69037">
                <text:p>4.690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66602">
                <text:p>4.666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54184">
                <text:p>4.541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53818">
                <text:p>4.538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65019">
                <text:p>4.650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6441">
                <text:p>4.64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56375">
                <text:p>4.563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67332">
                <text:p>4.673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59784">
                <text:p>4.597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65628">
                <text:p>4.656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57958">
                <text:p>4.579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47244">
                <text:p>4.472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5114">
                <text:p>4.51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7208">
                <text:p>4.72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69158">
                <text:p>4.691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53575">
                <text:p>4.535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63314">
                <text:p>4.633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7001">
                <text:p>4.70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.49435">
                <text:p>4.494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66358">
                <text:p>4.663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67089">
                <text:p>4.670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.63923">
                <text:p>4.639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53697">
                <text:p>4.536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5881">
                <text:p>4.58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61854">
                <text:p>4.6185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66723">
                <text:p>4.667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60027">
                <text:p>4.600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61123">
                <text:p>4.611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65749">
                <text:p>4.657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59053">
                <text:p>4.590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57227">
                <text:p>4.572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6648">
                <text:p>4.66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55158">
                <text:p>4.551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67819">
                <text:p>4.678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57592">
                <text:p>4.575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5601">
                <text:p>4.56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69158">
                <text:p>4.691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64045">
                <text:p>4.640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6088">
                <text:p>4.60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72445">
                <text:p>4.724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7695">
                <text:p>4.76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76098">
                <text:p>4.7609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6368">
                <text:p>4.63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50409">
                <text:p>4.504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61245">
                <text:p>4.6124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68306">
                <text:p>4.683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73906">
                <text:p>4.739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75611">
                <text:p>4.756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6928">
                <text:p>4.69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59175">
                <text:p>4.591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77193">
                <text:p>4.771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6088">
                <text:p>4.608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79507">
                <text:p>4.795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71715">
                <text:p>4.717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58323">
                <text:p>4.5832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72567">
                <text:p>4.725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55766">
                <text:p>4.557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76098">
                <text:p>4.760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7695">
                <text:p>4.76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67941">
                <text:p>4.6794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7695">
                <text:p>4.76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71471">
                <text:p>4.7147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64775">
                <text:p>4.647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67089">
                <text:p>4.670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7001">
                <text:p>4.70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62584">
                <text:p>4.625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69402">
                <text:p>4.694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7208">
                <text:p>4.72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66967">
                <text:p>4.669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73054">
                <text:p>4.7305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53331">
                <text:p>4.533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54427">
                <text:p>4.544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64167">
                <text:p>4.641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70254">
                <text:p>4.702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63071">
                <text:p>4.630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51992">
                <text:p>4.519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62827">
                <text:p>4.628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60514">
                <text:p>4.605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62949">
                <text:p>4.629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70254">
                <text:p>4.702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63314">
                <text:p>4.633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52479">
                <text:p>4.5247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67941">
                <text:p>4.679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65871">
                <text:p>4.658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58323">
                <text:p>4.583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65749">
                <text:p>4.657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8827">
                <text:p>4.4882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66115">
                <text:p>4.661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58445">
                <text:p>4.584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62827">
                <text:p>4.628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68793">
                <text:p>4.687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56253">
                <text:p>4.562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63314">
                <text:p>4.633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55888">
                <text:p>4.558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66602">
                <text:p>4.6660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6161">
                <text:p>4.61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48461">
                <text:p>4.4846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66845">
                <text:p>4.668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6441">
                <text:p>4.64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8445">
                <text:p>4.5844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62097">
                <text:p>4.620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69402">
                <text:p>4.694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66845">
                <text:p>4.668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445">
                <text:p>4.584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8201">
                <text:p>4.582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59419">
                <text:p>4.594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58932">
                <text:p>4.589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57471">
                <text:p>4.574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7089">
                <text:p>4.670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5114">
                <text:p>4.51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54549">
                <text:p>4.545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54549">
                <text:p>4.545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51992">
                <text:p>4.519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51018">
                <text:p>4.510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4288">
                <text:p>4.642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61732">
                <text:p>4.617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63801">
                <text:p>4.638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62584">
                <text:p>4.625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5187">
                <text:p>4.51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5321">
                <text:p>4.53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52601">
                <text:p>4.526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59419">
                <text:p>4.594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60271">
                <text:p>4.6027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5601">
                <text:p>4.56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56984">
                <text:p>4.5698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4627">
                <text:p>4.46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66967">
                <text:p>4.669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50288">
                <text:p>4.502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54914">
                <text:p>4.549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68306">
                <text:p>4.683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57227">
                <text:p>4.572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65993">
                <text:p>4.6599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57836">
                <text:p>4.578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66115">
                <text:p>4.661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67089">
                <text:p>4.670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67697">
                <text:p>4.676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63558">
                <text:p>4.635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48705">
                <text:p>4.487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65628">
                <text:p>4.656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5114">
                <text:p>4.51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59784">
                <text:p>4.5978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50288">
                <text:p>4.502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64654">
                <text:p>4.646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66602">
                <text:p>4.666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58566">
                <text:p>4.5856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.45661">
                <text:p>4.4566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.47609">
                <text:p>4.4760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.61732">
                <text:p>4.6173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.5394">
                <text:p>4.539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.54549">
                <text:p>4.545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.66115">
                <text:p>4.661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.65628">
                <text:p>4.656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.7135">
                <text:p>4.71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.47122">
                <text:p>4.471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.49435">
                <text:p>4.494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.60758">
                <text:p>4.6075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.48948">
                <text:p>4.489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.71593">
                <text:p>4.715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.61367">
                <text:p>4.6136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.53818">
                <text:p>4.5381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.71837">
                <text:p>4.7183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.55645">
                <text:p>4.5564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.66358">
                <text:p>4.663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.67697">
                <text:p>4.676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.69889">
                <text:p>4.6988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.65993">
                <text:p>4.6599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.67332">
                <text:p>4.673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.57592">
                <text:p>4.5759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.64288">
                <text:p>4.6428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.51018">
                <text:p>4.510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.67332">
                <text:p>4.6733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.65141">
                <text:p>4.6514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.64897">
                <text:p>4.6489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.5187">
                <text:p>4.51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.50531">
                <text:p>4.5053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.61001">
                <text:p>4.6100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.71958">
                <text:p>4.719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.73298">
                <text:p>4.7329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.51505">
                <text:p>4.515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.55888">
                <text:p>4.5588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.60271">
                <text:p>4.6027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.65749">
                <text:p>4.657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.6855">
                <text:p>4.68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.67941">
                <text:p>4.6794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.71228">
                <text:p>4.712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.63436">
                <text:p>4.634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.54549">
                <text:p>4.5454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.72689">
                <text:p>4.726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.66358">
                <text:p>4.663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.52357">
                <text:p>4.523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.7975">
                <text:p>4.79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.57592">
                <text:p>4.5759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.7622">
                <text:p>4.76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.70497">
                <text:p>4.7049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.70132">
                <text:p>4.701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.80602">
                <text:p>4.8060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.7135">
                <text:p>4.713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.67819">
                <text:p>4.678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.72811">
                <text:p>4.728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.58445">
                <text:p>4.5844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.77072">
                <text:p>4.7707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.74515">
                <text:p>4.745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.7208">
                <text:p>4.720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.68428">
                <text:p>4.684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.59662">
                <text:p>4.5966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.46392">
                <text:p>4.4639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.66236">
                <text:p>4.6623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.65506">
                <text:p>4.6550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.57105">
                <text:p>4.571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.70619">
                <text:p>4.706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.67697">
                <text:p>4.6769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68671">
                <text:p>4.686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.47609">
                <text:p>4.4760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.59662">
                <text:p>4.596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.62827">
                <text:p>4.628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.68793">
                <text:p>4.687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.65262">
                <text:p>4.6526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46635">
                <text:p>4.466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.6721">
                <text:p>4.672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.71471">
                <text:p>4.714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.5601">
                <text:p>4.56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.63801">
                <text:p>4.638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.44079">
                <text:p>4.440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.61245">
                <text:p>4.6124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.61732">
                <text:p>4.6173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.47731">
                <text:p>4.4773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.71837">
                <text:p>4.7183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.54062">
                <text:p>4.540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.69645">
                <text:p>4.696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.58079">
                <text:p>4.5807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.56375">
                <text:p>4.5637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.55279">
                <text:p>4.552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.59906">
                <text:p>4.5990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.72324">
                <text:p>4.7232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.59175">
                <text:p>4.5917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.67332">
                <text:p>4.6733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.5674">
                <text:p>4.567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.62706">
                <text:p>4.627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.7135">
                <text:p>4.71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.53453">
                <text:p>4.534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.59175">
                <text:p>4.591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.59906">
                <text:p>4.5990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.59784">
                <text:p>4.5978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.71715">
                <text:p>4.717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.6855">
                <text:p>4.68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.6928">
                <text:p>4.69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.54062">
                <text:p>4.5406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.55401">
                <text:p>4.5540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.5954">
                <text:p>4.595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.67576">
                <text:p>4.675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.47244">
                <text:p>4.472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.56131">
                <text:p>4.5613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.4907">
                <text:p>4.490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.64045">
                <text:p>4.640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.69158">
                <text:p>4.691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59419">
                <text:p>4.594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.61488">
                <text:p>4.6148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.52844">
                <text:p>4.528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.58201">
                <text:p>4.5820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.69523">
                <text:p>4.695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.58688">
                <text:p>4.5868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.66358">
                <text:p>4.6635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.58688">
                <text:p>4.5868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.56131">
                <text:p>4.5613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.58566">
                <text:p>4.5856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.53331">
                <text:p>4.5333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53818">
                <text:p>4.538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.20291">
                <text:p>5.2029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.99229">
                <text:p>4.9922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.01543">
                <text:p>5.0154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.00447">
                <text:p>5.004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.00203">
                <text:p>5.0020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.01177">
                <text:p>5.0117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.98864">
                <text:p>4.988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.97768">
                <text:p>4.9776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.9789">
                <text:p>4.978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.96064">
                <text:p>4.960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.99108">
                <text:p>4.991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98377">
                <text:p>4.9837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.98742">
                <text:p>4.9874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.98621">
                <text:p>4.986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.99351">
                <text:p>4.9935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.98986">
                <text:p>4.9898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.98986">
                <text:p>4.9898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.95334">
                <text:p>4.9533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.99229">
                <text:p>4.992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.99229">
                <text:p>4.992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.98134">
                <text:p>4.9813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.99108">
                <text:p>4.9910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.98621">
                <text:p>4.9862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.9996">
                <text:p>4.999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.98621">
                <text:p>4.9862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.99229">
                <text:p>4.9922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.98742">
                <text:p>4.9874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.98499">
                <text:p>4.9849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.98377">
                <text:p>4.9837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.98621">
                <text:p>4.986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.98621">
                <text:p>4.9862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.99108">
                <text:p>4.991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.9789">
                <text:p>4.978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.98986">
                <text:p>4.9898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.9716">
                <text:p>4.971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.98377">
                <text:p>4.9837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.98255">
                <text:p>4.9825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.98255">
                <text:p>4.9825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.98986">
                <text:p>4.9898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.98134">
                <text:p>4.9813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.98621">
                <text:p>4.9862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.98377">
                <text:p>4.9837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.99351">
                <text:p>4.9935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.97647">
                <text:p>4.9764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.99595">
                <text:p>4.9959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.9789">
                <text:p>4.978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.9996">
                <text:p>4.999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.98499">
                <text:p>4.984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.99229">
                <text:p>4.9922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98986">
                <text:p>4.9898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.99595">
                <text:p>4.9959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.99351">
                <text:p>4.993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.00934">
                <text:p>5.0093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.00447">
                <text:p>5.0044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.01543">
                <text:p>5.0154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.98134">
                <text:p>4.981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.99108">
                <text:p>4.9910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.00934">
                <text:p>5.0093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.99716">
                <text:p>4.997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.98621">
                <text:p>4.9862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.98377">
                <text:p>4.9837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.98986">
                <text:p>4.9898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.98134">
                <text:p>4.9813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.99229">
                <text:p>4.992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.99838">
                <text:p>4.9983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.99595">
                <text:p>4.9959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.99351">
                <text:p>4.9935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.9716">
                <text:p>4.97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.00082">
                <text:p>5.0008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.99229">
                <text:p>4.9922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.96916">
                <text:p>4.9691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.99595">
                <text:p>4.9959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.9789">
                <text:p>4.978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.98255">
                <text:p>4.982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.00203">
                <text:p>5.0020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.98255">
                <text:p>4.982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.9996">
                <text:p>4.999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.00812">
                <text:p>5.0081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.99595">
                <text:p>4.9959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.99108">
                <text:p>4.991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.97038">
                <text:p>4.9703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.0069">
                <text:p>5.006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.98864">
                <text:p>4.988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.98134">
                <text:p>4.9813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.01421">
                <text:p>5.0142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.96429">
                <text:p>4.9642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.9789">
                <text:p>4.978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.99473">
                <text:p>4.9947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.97525">
                <text:p>4.975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.97768">
                <text:p>4.9776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.9716">
                <text:p>4.97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.97403">
                <text:p>4.9740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.98742">
                <text:p>4.9874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.98377">
                <text:p>4.9837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.99716">
                <text:p>4.997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.9789">
                <text:p>4.978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.00203">
                <text:p>5.0020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.98986">
                <text:p>4.9898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.98377">
                <text:p>4.9837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.00325">
                <text:p>5.003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.98742">
                <text:p>4.9874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.98377">
                <text:p>4.9837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.99473">
                <text:p>4.9947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.98742">
                <text:p>4.9874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.97647">
                <text:p>4.9764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.98742">
                <text:p>4.9874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.99595">
                <text:p>4.9959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.02395">
                <text:p>5.023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.98864">
                <text:p>4.9886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.00082">
                <text:p>5.0008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.98621">
                <text:p>4.9862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.99473">
                <text:p>4.9947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.98742">
                <text:p>4.9874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.97647">
                <text:p>4.9764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.99838">
                <text:p>4.9983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.98986">
                <text:p>4.9898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.98377">
                <text:p>4.9837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.96551">
                <text:p>4.9655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.98499">
                <text:p>4.9849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.96795">
                <text:p>4.9679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.9996">
                <text:p>4.999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.98255">
                <text:p>4.9825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.98377">
                <text:p>4.9837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.97647">
                <text:p>4.976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.0276">
                <text:p>5.027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.99351">
                <text:p>4.993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.00082">
                <text:p>5.0008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.96916">
                <text:p>4.969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.98621">
                <text:p>4.986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.99838">
                <text:p>4.9983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.99108">
                <text:p>4.991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.97647">
                <text:p>4.976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.97038">
                <text:p>4.9703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.9996">
                <text:p>4.999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.99473">
                <text:p>4.9947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.00812">
                <text:p>5.008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.99473">
                <text:p>4.9947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.01299">
                <text:p>5.0129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.99108">
                <text:p>4.991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.98864">
                <text:p>4.9886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.98864">
                <text:p>4.9886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.98377">
                <text:p>4.9837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99351">
                <text:p>4.9935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.97038">
                <text:p>4.9703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98986">
                <text:p>4.989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.98986">
                <text:p>4.9898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97525">
                <text:p>4.975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.98864">
                <text:p>4.9886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.99108">
                <text:p>4.9910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.99229">
                <text:p>4.9922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.99473">
                <text:p>4.9947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.98012">
                <text:p>4.9801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.98986">
                <text:p>4.9898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.99473">
                <text:p>4.9947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.9789">
                <text:p>4.978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.9716">
                <text:p>4.97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.98864">
                <text:p>4.9886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.9996">
                <text:p>4.99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.00325">
                <text:p>5.003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.98864">
                <text:p>4.988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.00203">
                <text:p>5.00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